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E00000143F11045D9C4D97083.jpg" manifest:media-type="image/jpeg"/>
  <manifest:file-entry manifest:full-path="Pictures/10000000000000DE00000143AFD06AD0B337762A.jpg" manifest:media-type="image/jpeg"/>
  <manifest:file-entry manifest:full-path="Pictures/100002010000009D000000EEA63EAFB1A4FF1F0E.png" manifest:media-type="image/png"/>
  <manifest:file-entry manifest:full-path="Pictures/10000000000000DE000001433483656D855D49AF.jpg" manifest:media-type="image/jpeg"/>
  <manifest:file-entry manifest:full-path="Pictures/10000201000007D0000007D08D806DD5CCFF1534.png" manifest:media-type="image/png"/>
  <manifest:file-entry manifest:full-path="Pictures/10000201000001D0000001CFC36DCA18C925A338.png" manifest:media-type="image/png"/>
  <manifest:file-entry manifest:full-path="Pictures/10000201000001900000018FDE2DF6F5403CAC86.png" manifest:media-type="image/png"/>
  <manifest:file-entry manifest:full-path="Pictures/10000000000000DE00000143B58C35457858C3FE.jpg" manifest:media-type="image/jpeg"/>
  <manifest:file-entry manifest:full-path="Pictures/10000201000000F0000000F05F23E76F7895E795.png" manifest:media-type="image/png"/>
  <manifest:file-entry manifest:full-path="Pictures/10000000000000DE00000143FB3BC52AB7A2334A.jpg" manifest:media-type="image/jpeg"/>
  <manifest:file-entry manifest:full-path="Pictures/10000201000001900000018FBB44A6FC60CE038A.png" manifest:media-type="image/png"/>
  <manifest:file-entry manifest:full-path="Pictures/10000000000000DE00000143AD9463861194D4BB.jpg" manifest:media-type="image/jpeg"/>
  <manifest:file-entry manifest:full-path="Pictures/10000000000000DE0000014366EE07BA0A54E22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783f04" draw:stroke-linejoin="round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7f6000" draw:stroke-linejoin="round" draw:fill="solid" draw:fill-color="#bf9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9900ff" draw:stroke-linejoin="round" draw:fill="solid" draw:fill-color="#ff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00ff00" draw:stroke-linejoin="round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4a86e8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303030" draw:stroke-linejoin="round" draw:fill="solid" draw:fill-color="#0096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dash" draw:stroke-dash="Dashed_20__28_var_29__20_4" svg:stroke-width="0.079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303030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0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bf9000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009688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91pt" fo:letter-spacing="normal" fo:font-style="normal" style:text-underline-style="none" fo:font-weight="normal" style:font-name-asian="Arial" style:font-size-asian="91pt" style:font-style-asian="normal" style:font-weight-asian="normal" style:font-name-complex="Arial" style:font-size-complex="9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2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90pt" fo:letter-spacing="normal" fo:font-style="normal" style:text-underline-style="none" fo:font-weight="normal" style:font-name-asian="Arial" style:font-size-asian="90pt" style:font-style-asian="normal" style:font-weight-asian="normal" style:font-name-complex="Arial" style:font-size-complex="9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ポジションの基礎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テキサス・ホールデム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1.406cm" svg:x="0.866cm" svg:y="1.285cm" presentation:class="outline" presentation:user-transformed="true">
          <draw:text-box>
            <text:p text:style-name="P5"><text:span text:style-name="T3">ポジションは命</text:span></text:p>
          </draw:text-box>
        </draw:frame>
        <presentation:notes draw:style-name="dp2">
          <draw:page-thumbnail draw:name="Google Shape;57;g50114d9ccd_0_50:notes" draw:style-name="gr1" draw:layer="layout" svg:width="16.932cm" svg:height="9.524cm" svg:x="1.059cm" svg:y="1.905cm" draw:page-number="2" presentation:class="page"/>
          <draw:frame draw:name="Google Shape;58;g50114d9ccd_0_5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ポジションとは(10人)" draw:style-name="dp1" draw:master-page-name="TITLE_5f_AND_5f_BODY" presentation:presentation-page-layout-name="AL2T1">
        <draw:frame draw:name="Google Shape;65;p1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ポジションとは</text:span><text:span text:style-name="T4">(10</text:span><text:span text:style-name="T4">人</text:span><text:span text:style-name="T4">)</text:span></text:p>
          </draw:text-box>
        </draw:frame>
        <draw:frame draw:name="Google Shape;66;p15" presentation:style-name="pr7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g draw:name="Google Shape;67;p15">
          <draw:g draw:name="Google Shape;68;p15">
            <draw:custom-shape draw:name="Google Shape;69;p15" draw:style-name="gr2" draw:text-style-name="P10" draw:layer="layout" svg:width="11.049cm" svg:height="4.235cm" svg:x="6.421cm" svg:y="5.915cm">
              <text:p text:style-name="P7"><text:span text:style-name="T15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70;p15" draw:style-name="gr3" draw:text-style-name="P10" draw:layer="layout" svg:width="10.459cm" svg:height="3.661cm" svg:x="6.715cm" svg:y="6.251cm">
              <text:p text:style-name="P7"><text:span text:style-name="T15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Google Shape;71;p15" draw:style-name="gr4" draw:text-style-name="P11" draw:layer="layout" svg:width="1.129cm" svg:height="1.166cm" svg:x="11.271cm" svg:y="4.748cm">
            <text:p text:style-name="P7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2;p15" draw:style-name="gr5" draw:text-style-name="P12" draw:layer="layout" svg:width="3.864cm" svg:height="2.092cm" svg:x="9.903cm" svg:y="4.471cm">
            <text:p text:style-name="P1"><text:span text:style-name="T5">SB</text:span></text:p>
            <text:p text:style-name="P1"><text:span text:style-name="T6">Small Bli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3;p15" draw:style-name="gr4" draw:text-style-name="P11" draw:layer="layout" svg:width="1.129cm" svg:height="1.166cm" svg:x="14.438cm" svg:y="4.748cm">
            <text:p text:style-name="P7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4;p15" draw:style-name="gr5" draw:text-style-name="P12" draw:layer="layout" svg:width="3.864cm" svg:height="2.092cm" svg:x="13.07cm" svg:y="4.471cm">
            <text:p text:style-name="P1"><text:span text:style-name="T5">BB</text:span></text:p>
            <text:p text:style-name="P1"><text:span text:style-name="T6">Big Bli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5;p15" draw:style-name="gr6" draw:text-style-name="P13" draw:layer="layout" svg:width="1.129cm" svg:height="1.166cm" svg:x="17.418cm" svg:y="6.425cm">
            <text:p text:style-name="P7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6;p15" draw:style-name="gr5" draw:text-style-name="P12" draw:layer="layout" svg:width="3.864cm" svg:height="2.092cm" svg:x="16.051cm" svg:y="6.148cm">
            <text:p text:style-name="P1"><text:span text:style-name="T5">UTG</text:span></text:p>
            <text:p text:style-name="P1"><text:span text:style-name="T6">Under the Gu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;p15" draw:style-name="gr6" draw:text-style-name="P13" draw:layer="layout" svg:width="1.129cm" svg:height="1.166cm" svg:x="17.418cm" svg:y="8.66cm">
            <text:p text:style-name="P7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8;p15" draw:style-name="gr5" draw:text-style-name="P12" draw:layer="layout" svg:width="3.864cm" svg:height="2.092cm" svg:x="16.051cm" svg:y="8.383cm">
            <text:p text:style-name="P1"><text:span text:style-name="T5">EP2</text:span></text:p>
            <text:p text:style-name="P1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9;p15" draw:style-name="gr6" draw:text-style-name="P13" draw:layer="layout" svg:width="1.129cm" svg:height="1.166cm" svg:x="14.438cm" svg:y="10.15cm">
            <text:p text:style-name="P7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0;p15" draw:style-name="gr5" draw:text-style-name="P12" draw:layer="layout" svg:width="3.864cm" svg:height="2.092cm" svg:x="13.07cm" svg:y="9.873cm">
            <text:p text:style-name="P1"><text:span text:style-name="T5">EP3</text:span></text:p>
            <text:p text:style-name="P1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;p15" draw:style-name="gr7" draw:text-style-name="P14" draw:layer="layout" svg:width="1.129cm" svg:height="1.166cm" svg:x="11.271cm" svg:y="10.15cm">
            <text:p text:style-name="P7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2;p15" draw:style-name="gr5" draw:text-style-name="P12" draw:layer="layout" svg:width="3.864cm" svg:height="2.092cm" svg:x="9.903cm" svg:y="9.873cm">
            <text:p text:style-name="P1"><text:span text:style-name="T5">MP1</text:span></text:p>
            <text:p text:style-name="P1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;p15" draw:style-name="gr7" draw:text-style-name="P14" draw:layer="layout" svg:width="1.129cm" svg:height="1.166cm" svg:x="8.29cm" svg:y="10.15cm">
            <text:p text:style-name="P7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4;p15" draw:style-name="gr5" draw:text-style-name="P12" draw:layer="layout" svg:width="3.864cm" svg:height="2.092cm" svg:x="6.923cm" svg:y="9.873cm">
            <text:p text:style-name="P1"><text:span text:style-name="T5">MP2</text:span></text:p>
            <text:p text:style-name="P1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5;p15" draw:style-name="gr7" draw:text-style-name="P14" draw:layer="layout" svg:width="1.129cm" svg:height="1.166cm" svg:x="5.31cm" svg:y="8.66cm">
            <text:p text:style-name="P7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6;p15" draw:style-name="gr5" draw:text-style-name="P12" draw:layer="layout" svg:width="3.864cm" svg:height="2.092cm" svg:x="3.942cm" svg:y="8.383cm">
            <text:p text:style-name="P1"><text:span text:style-name="T5">MP3</text:span></text:p>
            <text:p text:style-name="P1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7;p15" draw:style-name="gr8" draw:text-style-name="P15" draw:layer="layout" svg:width="1.129cm" svg:height="1.166cm" svg:x="5.31cm" svg:y="6.425cm">
            <text:p text:style-name="P7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8;p15" draw:style-name="gr5" draw:text-style-name="P12" draw:layer="layout" svg:width="3.864cm" svg:height="2.092cm" svg:x="3.942cm" svg:y="6.148cm">
            <text:p text:style-name="P1"><text:span text:style-name="T5">CO</text:span></text:p>
            <text:p text:style-name="P1"><text:span text:style-name="T6">Cut Of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89;p15" draw:style-name="gr9" draw:text-style-name="P16" draw:layer="layout" svg:width="0.817cm" svg:height="0.817cm" svg:x="8.729cm" svg:y="6.268cm">
            <draw:image xlink:href="Pictures/10000201000000F0000000F05F23E76F7895E795.png" xlink:type="simple" xlink:show="embed" xlink:actuate="onLoad">
              <text:p/>
            </draw:image>
          </draw:frame>
          <draw:custom-shape draw:name="Google Shape;90;p15" draw:style-name="gr8" draw:text-style-name="P15" draw:layer="layout" svg:width="1.129cm" svg:height="1.166cm" svg:x="8.29cm" svg:y="4.748cm">
            <text:p text:style-name="P7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1;p15" draw:style-name="gr5" draw:text-style-name="P12" draw:layer="layout" svg:width="3.864cm" svg:height="2.092cm" svg:x="6.923cm" svg:y="4.471cm">
            <text:p text:style-name="P1"><text:span text:style-name="T5">BTN</text:span></text:p>
            <text:p text:style-name="P1"><text:span text:style-name="T6">Dealer Butt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92;p15" draw:style-name="gr9" draw:text-style-name="P16" draw:layer="layout" svg:width="1.095cm" svg:height="1.095cm" svg:x="11.32cm" svg:y="6.2cm">
            <draw:image xlink:href="Pictures/10000201000007D0000007D08D806DD5CCFF1534.png" xlink:type="simple" xlink:show="embed" xlink:actuate="onLoad">
              <text:p/>
            </draw:image>
          </draw:frame>
          <draw:custom-shape draw:name="Google Shape;93;p15" draw:style-name="gr5" draw:text-style-name="P12" draw:layer="layout" svg:width="1.095cm" svg:height="0.601cm" svg:x="11.405cm" svg:y="6.447cm">
            <text:p text:style-name="P7"><text:span text:style-name="T7">5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94;p15" draw:style-name="gr9" draw:text-style-name="P16" draw:layer="layout" svg:width="0.832cm" svg:height="0.83cm" svg:x="14.48cm" svg:y="6.325cm">
            <draw:image xlink:href="Pictures/10000201000001D0000001CFC36DCA18C925A338.png" xlink:type="simple" xlink:show="embed" xlink:actuate="onLoad">
              <text:p/>
            </draw:image>
          </draw:frame>
          <draw:custom-shape draw:name="Google Shape;95;p15" draw:style-name="gr5" draw:text-style-name="P12" draw:layer="layout" svg:width="1.095cm" svg:height="0.601cm" svg:x="14.366cm" svg:y="6.44cm">
            <text:p text:style-name="P7"><text:span text:style-name="T8">1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6;p15" draw:style-name="gr10" draw:text-style-name="P16" draw:layer="layout" svg:width="1.203cm" svg:height="0.001cm" draw:transform="rotate (-3.14159265358979) translate (12.44cm 4.3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7;p15" draw:style-name="gr10" draw:text-style-name="P16" draw:layer="layout" svg:width="1.325cm" svg:height="0.001cm" svg:x="14.335cm" svg:y="4.3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8;p15" draw:style-name="gr5" draw:text-style-name="P12" draw:layer="layout" svg:width="3.864cm" svg:height="2.092cm" svg:x="11.46cm" svg:y="2.981cm">
            <text:p text:style-name="P1"><text:span text:style-name="T9">ライブ・ブラインド</text:span></text:p>
            <text:p text:style-name="P1"><text:span text:style-name="T10">Live Bli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9;p15" draw:style-name="gr10" draw:text-style-name="P16" draw:layer="layout" svg:width="0.001cm" svg:height="4.228cm" draw:transform="rotate (-3.14159265358979) translate (19.916cm 10.69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0;p15" draw:style-name="gr10" draw:text-style-name="P16" draw:layer="layout" svg:width="2.952cm" svg:height="0.001cm" draw:transform="rotate (-3.14159265358979) translate (17.494cm 11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1;p15" draw:style-name="gr5" draw:text-style-name="P12" draw:layer="layout" svg:width="4.617cm" svg:height="2.092cm" svg:x="17.232cm" svg:y="10.246cm">
            <text:p text:style-name="P1"><text:span text:style-name="T9">アーリー・ポジション</text:span></text:p>
            <text:p text:style-name="P1"><text:span text:style-name="T10">Early position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5" draw:style-name="gr10" draw:text-style-name="P16" draw:layer="layout" svg:width="0.001cm" svg:height="2.105cm" draw:transform="rotate (-3.14159265358979) translate (4.435cm 10.69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3;p15" draw:style-name="gr10" draw:text-style-name="P16" draw:layer="layout" svg:width="4.841cm" svg:height="0.001cm" svg:x="7.559cm" svg:y="11.7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4;p15" draw:style-name="gr5" draw:text-style-name="P12" draw:layer="layout" svg:width="4.617cm" svg:height="2.092cm" svg:x="3.376cm" svg:y="10.246cm">
            <text:p text:style-name="P1"><text:span text:style-name="T9">ミドル・ポジション</text:span></text:p>
            <text:p text:style-name="P1"><text:span text:style-name="T10">Middle position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;p15" draw:style-name="gr10" draw:text-style-name="P16" draw:layer="layout" svg:width="2.438cm" svg:height="0.001cm" svg:x="7.446cm" svg:y="4.3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;p15" draw:style-name="gr10" draw:text-style-name="P16" draw:layer="layout" svg:width="0.001cm" svg:height="1.742cm" svg:x="4.466cm" svg:y="6.0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7;p15" draw:style-name="gr5" draw:text-style-name="P12" draw:layer="layout" svg:width="3.864cm" svg:height="2.092cm" svg:x="3.376cm" svg:y="3.683cm">
            <text:p text:style-name="P1"><text:span text:style-name="T9">レイト・ポジション</text:span></text:p>
            <text:p text:style-name="P1"><text:span text:style-name="T10">Late Posi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8;p15" draw:style-name="gr5" draw:text-style-name="P12" draw:layer="layout" svg:width="26.862cm" svg:height="2.092cm" svg:x="-0.76cm" svg:y="12.493cm">
          <text:p text:style-name="P1"><text:span text:style-name="T11">人数が減ったときに減らしていく順番：</text:span><text:span text:style-name="T11">EP3→MP3→CO→EP2→MP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g50114d9ccd_0_58:notes" draw:style-name="gr1" draw:layer="layout" svg:width="16.932cm" svg:height="9.524cm" svg:x="1.059cm" svg:y="1.905cm" draw:page-number="3" presentation:class="page"/>
          <draw:frame draw:name="Google Shape;63;g50114d9ccd_0_5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ポジションの優劣" draw:style-name="dp1" draw:master-page-name="TITLE_5f_AND_5f_BODY" presentation:presentation-page-layout-name="AL2T1">
        <draw:frame draw:name="Google Shape;113;p1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ポジションの優劣</text:span></text:p>
          </draw:text-box>
        </draw:frame>
        <draw:frame draw:name="Google Shape;114;p16" presentation:style-name="pr9" draw:text-style-name="P6" draw:layer="layout" svg:width="23.667cm" svg:height="9.489cm" svg:x="0.866cm" svg:y="3.201cm" presentation:class="outline" presentation:user-transformed="true">
          <draw:text-box>
            <text:p text:style-name="P17"><text:span text:style-name="T12">・</text:span><text:span text:style-name="T12">BTN</text:span><text:span text:style-name="T12">＞</text:span><text:span text:style-name="T12">CO</text:span><text:span text:style-name="T12">＞</text:span><text:span text:style-name="T12">MP3</text:span><text:span text:style-name="T12">＞・・・＞</text:span><text:span text:style-name="T12">UTG</text:span><text:span text:style-name="T12">＞</text:span><text:span text:style-name="T12">SB</text:span><text:span text:style-name="T12">＞</text:span><text:span text:style-name="T12">BB</text:span></text:p>
            <text:p text:style-name="P18"><text:span text:style-name="T12">・手札を見ないで、トーナメントで優勝した例がある程、ポジションは重要</text:span></text:p>
          </draw:text-box>
        </draw:frame>
        <presentation:notes draw:style-name="dp2">
          <draw:page-thumbnail draw:name="Google Shape;110;g50114d9ccd_0_45:notes" draw:style-name="gr1" draw:layer="layout" svg:width="16.932cm" svg:height="9.524cm" svg:x="1.059cm" svg:y="1.905cm" draw:page-number="4" presentation:class="page"/>
          <draw:frame draw:name="Google Shape;111;g50114d9ccd_0_4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ポジションの優劣の例" draw:style-name="dp1" draw:master-page-name="TITLE_5f_AND_5f_BODY" presentation:presentation-page-layout-name="AL2T1">
        <draw:frame draw:name="Google Shape;119;p17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ポジションの優劣の例</text:span></text:p>
          </draw:text-box>
        </draw:frame>
        <draw:custom-shape draw:name="Google Shape;120;p17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7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2;p17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3;p17" draw:style-name="gr9" draw:text-style-name="P16" draw:layer="layout" svg:width="1.244cm" svg:height="1.887cm" draw:transform="rotate (-3.14159265358979) translate (23.609cm 8.71cm)">
          <draw:image xlink:href="Pictures/100002010000009D000000EEA63EAFB1A4FF1F0E.png" xlink:type="simple" xlink:show="embed" xlink:actuate="onLoad">
            <text:p/>
          </draw:image>
        </draw:frame>
        <draw:frame draw:name="Google Shape;124;p17" draw:style-name="gr9" draw:text-style-name="P16" draw:layer="layout" svg:width="1.244cm" svg:height="1.887cm" draw:transform="rotate (-3.14159265358979) translate (25.048cm 8.71cm)">
          <draw:image xlink:href="Pictures/100002010000009D000000EEA63EAFB1A4FF1F0E.png" xlink:type="simple" xlink:show="embed" xlink:actuate="onLoad">
            <text:p/>
          </draw:image>
        </draw:frame>
        <draw:frame draw:name="Google Shape;125;p17" draw:style-name="gr9" draw:text-style-name="P16" draw:layer="layout" svg:width="1.244cm" svg:height="1.887cm" draw:transform="rotate (-3.14159265358979) translate (12.437cm 4.327cm)">
          <draw:image xlink:href="Pictures/100002010000009D000000EEA63EAFB1A4FF1F0E.png" xlink:type="simple" xlink:show="embed" xlink:actuate="onLoad">
            <text:p/>
          </draw:image>
        </draw:frame>
        <draw:frame draw:name="Google Shape;126;p17" draw:style-name="gr9" draw:text-style-name="P16" draw:layer="layout" svg:width="1.244cm" svg:height="1.887cm" draw:transform="rotate (-3.14159265358979) translate (13.877cm 4.327cm)">
          <draw:image xlink:href="Pictures/100002010000009D000000EEA63EAFB1A4FF1F0E.png" xlink:type="simple" xlink:show="embed" xlink:actuate="onLoad">
            <text:p/>
          </draw:image>
        </draw:frame>
        <draw:frame draw:name="Google Shape;127;p17" draw:style-name="gr9" draw:text-style-name="P16" draw:layer="layout" svg:width="1.244cm" svg:height="1.887cm" draw:transform="rotate (-3.14159265358979) translate (1.597cm 8.71cm)">
          <draw:image xlink:href="Pictures/100002010000009D000000EEA63EAFB1A4FF1F0E.png" xlink:type="simple" xlink:show="embed" xlink:actuate="onLoad">
            <text:p/>
          </draw:image>
        </draw:frame>
        <draw:frame draw:name="Google Shape;128;p17" draw:style-name="gr9" draw:text-style-name="P16" draw:layer="layout" svg:width="1.244cm" svg:height="1.887cm" draw:transform="rotate (-3.14159265358979) translate (3.036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129;p17" draw:style-name="gr5" draw:text-style-name="P12" draw:layer="layout" svg:width="3.661cm" svg:height="0.683cm" svg:x="10.885cm" svg:y="4.388cm">
          <text:p text:style-name="P7"><text:span text:style-name="T13">B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7" draw:style-name="gr5" draw:text-style-name="P12" draw:layer="layout" svg:width="3.661cm" svg:height="0.683cm" svg:x="21.892cm" svg:y="9.045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7" draw:style-name="gr5" draw:text-style-name="P12" draw:layer="layout" svg:width="3.661cm" svg:height="0.683cm" svg:x="0.352cm" svg:y="8.911cm">
          <text:p text:style-name="P7"><text:span text:style-name="T13">A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7" draw:style-name="gr5" draw:text-style-name="P12" draw:layer="layout" svg:width="3.661cm" svg:height="0.683cm" svg:x="10.674cm" svg:y="11.117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17" draw:style-name="gr9" draw:text-style-name="P16" draw:layer="layout" svg:width="0.945cm" svg:height="0.943cm" svg:x="20.449cm" svg:y="7.967cm">
          <draw:image xlink:href="Pictures/10000201000001D0000001CFC36DCA18C925A338.png" xlink:type="simple" xlink:show="embed" xlink:actuate="onLoad">
            <text:p/>
          </draw:image>
        </draw:frame>
        <draw:frame draw:name="Google Shape;134;p17" draw:style-name="gr9" draw:text-style-name="P16" draw:layer="layout" svg:width="1.244cm" svg:height="1.244cm" svg:x="4.369cm" svg:y="9.387cm">
          <draw:image xlink:href="Pictures/10000201000007D0000007D08D806DD5CCFF1534.png" xlink:type="simple" xlink:show="embed" xlink:actuate="onLoad">
            <text:p/>
          </draw:image>
        </draw:frame>
        <draw:custom-shape draw:name="Google Shape;135;p17" draw:style-name="gr5" draw:text-style-name="P12" draw:layer="layout" svg:width="1.244cm" svg:height="0.683cm" svg:x="4.466cm" svg:y="9.668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7" draw:style-name="gr5" draw:text-style-name="P12" draw:layer="layout" svg:width="1.244cm" svg:height="0.683cm" svg:x="20.318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17" draw:style-name="gr9" draw:text-style-name="P16" draw:layer="layout" svg:width="1.244cm" svg:height="1.244cm" svg:x="11.882cm" svg:y="9.833cm">
          <draw:image xlink:href="Pictures/10000201000000F0000000F05F23E76F7895E795.png" xlink:type="simple" xlink:show="embed" xlink:actuate="onLoad">
            <text:p/>
          </draw:image>
        </draw:frame>
        <draw:frame draw:name="Google Shape;138;p17" draw:style-name="gr9" draw:text-style-name="P16" draw:layer="layout" svg:width="1.244cm" svg:height="1.241cm" svg:x="3.789cm" svg:y="6.823cm">
          <draw:image xlink:href="Pictures/10000201000001900000018FDE2DF6F5403CAC86.png" xlink:type="simple" xlink:show="embed" xlink:actuate="onLoad">
            <text:p/>
          </draw:image>
        </draw:frame>
        <draw:frame draw:name="Google Shape;139;p17" draw:style-name="gr9" draw:text-style-name="P16" draw:layer="layout" svg:width="1.244cm" svg:height="1.241cm" svg:x="13.127cm" svg:y="5.38cm">
          <draw:image xlink:href="Pictures/10000201000001900000018FBB44A6FC60CE038A.png" xlink:type="simple" xlink:show="embed" xlink:actuate="onLoad">
            <text:p/>
          </draw:image>
        </draw:frame>
        <draw:frame draw:name="Google Shape;140;p17" draw:style-name="gr9" draw:text-style-name="P16" draw:layer="layout" svg:width="0.945cm" svg:height="0.943cm" svg:x="11.559cm" svg:y="5.508cm">
          <draw:image xlink:href="Pictures/10000201000001D0000001CFC36DCA18C925A338.png" xlink:type="simple" xlink:show="embed" xlink:actuate="onLoad">
            <text:p/>
          </draw:image>
        </draw:frame>
        <draw:custom-shape draw:name="Google Shape;141;p17" draw:style-name="gr5" draw:text-style-name="P12" draw:layer="layout" svg:width="1.244cm" svg:height="0.683cm" svg:x="11.428cm" svg:y="5.638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17" draw:style-name="gr9" draw:text-style-name="P16" draw:layer="layout" svg:width="1.297cm" svg:height="1.887cm" svg:x="12.605cm" svg:y="11.839cm">
          <draw:image xlink:href="Pictures/10000000000000DE00000143FB3BC52AB7A2334A.jpg" xlink:type="simple" xlink:show="embed" xlink:actuate="onLoad">
            <text:p/>
          </draw:image>
        </draw:frame>
        <draw:frame draw:name="Google Shape;143;p17" draw:style-name="gr9" draw:text-style-name="P16" draw:layer="layout" svg:width="1.297cm" svg:height="1.887cm" svg:x="11.14cm" svg:y="11.864cm">
          <draw:image xlink:href="Pictures/10000000000000DE000001433483656D855D49AF.jpg" xlink:type="simple" xlink:show="embed" xlink:actuate="onLoad">
            <text:p/>
          </draw:image>
        </draw:frame>
        <draw:custom-shape draw:name="Google Shape;144;p17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7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7" draw:style-name="gr12" draw:text-style-name="P19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7" draw:style-name="gr13" draw:text-style-name="P20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7" draw:style-name="gr14" draw:text-style-name="P12" draw:layer="layout" svg:width="4.127cm" svg:height="3.282cm" svg:x="10.473cm" svg:y="10.669cm"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4cf9933911_0_16:notes" draw:style-name="gr1" draw:layer="layout" svg:width="16.932cm" svg:height="9.524cm" svg:x="1.059cm" svg:y="1.905cm" draw:page-number="5" presentation:class="page"/>
          <draw:frame draw:name="Google Shape;117;g4cf9933911_0_1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ポジションの優劣の例&#10;①あなたのアクション→レイズ(3BET)&#10;" draw:style-name="dp1" draw:master-page-name="TITLE_5f_AND_5f_BODY" presentation:presentation-page-layout-name="AL2T1">
        <draw:frame draw:name="Google Shape;153;p18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ポジションの優劣の例</text:span><text:span text:style-name="T4"><text:line-break/></text:span><text:span text:style-name="T5">①あなたのアクション→レイズ</text:span><text:span text:style-name="T5">(3BET)</text:span><text:span text:style-name="T5"><text:line-break/></text:span><text:span text:style-name="T5"/></text:p>
          </draw:text-box>
        </draw:frame>
        <draw:custom-shape draw:name="Google Shape;154;p18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8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6;p18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7;p18" draw:style-name="gr9" draw:text-style-name="P16" draw:layer="layout" svg:width="1.244cm" svg:height="1.887cm" draw:transform="rotate (-3.14159265358979) translate (23.609cm 8.71cm)">
          <draw:image xlink:href="Pictures/100002010000009D000000EEA63EAFB1A4FF1F0E.png" xlink:type="simple" xlink:show="embed" xlink:actuate="onLoad">
            <text:p/>
          </draw:image>
        </draw:frame>
        <draw:frame draw:name="Google Shape;158;p18" draw:style-name="gr9" draw:text-style-name="P16" draw:layer="layout" svg:width="1.244cm" svg:height="1.887cm" draw:transform="rotate (-3.14159265358979) translate (25.048cm 8.71cm)">
          <draw:image xlink:href="Pictures/100002010000009D000000EEA63EAFB1A4FF1F0E.png" xlink:type="simple" xlink:show="embed" xlink:actuate="onLoad">
            <text:p/>
          </draw:image>
        </draw:frame>
        <draw:frame draw:name="Google Shape;159;p18" draw:style-name="gr9" draw:text-style-name="P16" draw:layer="layout" svg:width="1.244cm" svg:height="1.887cm" draw:transform="rotate (-3.14159265358979) translate (12.437cm 4.327cm)">
          <draw:image xlink:href="Pictures/100002010000009D000000EEA63EAFB1A4FF1F0E.png" xlink:type="simple" xlink:show="embed" xlink:actuate="onLoad">
            <text:p/>
          </draw:image>
        </draw:frame>
        <draw:frame draw:name="Google Shape;160;p18" draw:style-name="gr9" draw:text-style-name="P16" draw:layer="layout" svg:width="1.244cm" svg:height="1.887cm" draw:transform="rotate (-3.14159265358979) translate (13.877cm 4.327cm)">
          <draw:image xlink:href="Pictures/100002010000009D000000EEA63EAFB1A4FF1F0E.png" xlink:type="simple" xlink:show="embed" xlink:actuate="onLoad">
            <text:p/>
          </draw:image>
        </draw:frame>
        <draw:frame draw:name="Google Shape;161;p18" draw:style-name="gr9" draw:text-style-name="P16" draw:layer="layout" svg:width="1.244cm" svg:height="1.887cm" draw:transform="rotate (-3.14159265358979) translate (1.597cm 8.71cm)">
          <draw:image xlink:href="Pictures/100002010000009D000000EEA63EAFB1A4FF1F0E.png" xlink:type="simple" xlink:show="embed" xlink:actuate="onLoad">
            <text:p/>
          </draw:image>
        </draw:frame>
        <draw:frame draw:name="Google Shape;162;p18" draw:style-name="gr9" draw:text-style-name="P16" draw:layer="layout" svg:width="1.244cm" svg:height="1.887cm" draw:transform="rotate (-3.14159265358979) translate (3.036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163;p18" draw:style-name="gr5" draw:text-style-name="P12" draw:layer="layout" svg:width="3.661cm" svg:height="0.683cm" svg:x="10.885cm" svg:y="4.388cm">
          <text:p text:style-name="P7"><text:span text:style-name="T13">B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8" draw:style-name="gr5" draw:text-style-name="P12" draw:layer="layout" svg:width="3.661cm" svg:height="0.683cm" svg:x="21.892cm" svg:y="9.045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8" draw:style-name="gr5" draw:text-style-name="P12" draw:layer="layout" svg:width="3.661cm" svg:height="0.683cm" svg:x="0.352cm" svg:y="8.911cm">
          <text:p text:style-name="P7"><text:span text:style-name="T13">A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8" draw:style-name="gr5" draw:text-style-name="P12" draw:layer="layout" svg:width="3.661cm" svg:height="0.683cm" svg:x="10.674cm" svg:y="11.117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18" draw:style-name="gr9" draw:text-style-name="P16" draw:layer="layout" svg:width="0.945cm" svg:height="0.943cm" svg:x="20.449cm" svg:y="7.967cm">
          <draw:image xlink:href="Pictures/10000201000001D0000001CFC36DCA18C925A338.png" xlink:type="simple" xlink:show="embed" xlink:actuate="onLoad">
            <text:p/>
          </draw:image>
        </draw:frame>
        <draw:frame draw:name="Google Shape;168;p18" draw:style-name="gr9" draw:text-style-name="P16" draw:layer="layout" svg:width="1.244cm" svg:height="1.244cm" svg:x="4.369cm" svg:y="9.387cm">
          <draw:image xlink:href="Pictures/10000201000007D0000007D08D806DD5CCFF1534.png" xlink:type="simple" xlink:show="embed" xlink:actuate="onLoad">
            <text:p/>
          </draw:image>
        </draw:frame>
        <draw:custom-shape draw:name="Google Shape;169;p18" draw:style-name="gr5" draw:text-style-name="P12" draw:layer="layout" svg:width="1.244cm" svg:height="0.683cm" svg:x="4.466cm" svg:y="9.668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8" draw:style-name="gr5" draw:text-style-name="P12" draw:layer="layout" svg:width="1.244cm" svg:height="0.683cm" svg:x="20.318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18" draw:style-name="gr9" draw:text-style-name="P16" draw:layer="layout" svg:width="1.244cm" svg:height="1.244cm" svg:x="11.882cm" svg:y="9.833cm">
          <draw:image xlink:href="Pictures/10000201000000F0000000F05F23E76F7895E795.png" xlink:type="simple" xlink:show="embed" xlink:actuate="onLoad">
            <text:p/>
          </draw:image>
        </draw:frame>
        <draw:frame draw:name="Google Shape;172;p18" draw:style-name="gr9" draw:text-style-name="P16" draw:layer="layout" svg:width="1.244cm" svg:height="1.241cm" svg:x="3.789cm" svg:y="6.823cm">
          <draw:image xlink:href="Pictures/10000201000001900000018FDE2DF6F5403CAC86.png" xlink:type="simple" xlink:show="embed" xlink:actuate="onLoad">
            <text:p/>
          </draw:image>
        </draw:frame>
        <draw:frame draw:name="Google Shape;173;p18" draw:style-name="gr9" draw:text-style-name="P16" draw:layer="layout" svg:width="1.244cm" svg:height="1.241cm" svg:x="13.127cm" svg:y="5.38cm">
          <draw:image xlink:href="Pictures/10000201000001900000018FBB44A6FC60CE038A.png" xlink:type="simple" xlink:show="embed" xlink:actuate="onLoad">
            <text:p/>
          </draw:image>
        </draw:frame>
        <draw:frame draw:name="Google Shape;174;p18" draw:style-name="gr9" draw:text-style-name="P16" draw:layer="layout" svg:width="0.945cm" svg:height="0.943cm" svg:x="11.559cm" svg:y="5.508cm">
          <draw:image xlink:href="Pictures/10000201000001D0000001CFC36DCA18C925A338.png" xlink:type="simple" xlink:show="embed" xlink:actuate="onLoad">
            <text:p/>
          </draw:image>
        </draw:frame>
        <draw:custom-shape draw:name="Google Shape;175;p18" draw:style-name="gr5" draw:text-style-name="P12" draw:layer="layout" svg:width="1.244cm" svg:height="0.683cm" svg:x="11.428cm" svg:y="5.638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18" draw:style-name="gr9" draw:text-style-name="P16" draw:layer="layout" svg:width="1.297cm" svg:height="1.887cm" svg:x="12.605cm" svg:y="11.839cm">
          <draw:image xlink:href="Pictures/10000000000000DE00000143FB3BC52AB7A2334A.jpg" xlink:type="simple" xlink:show="embed" xlink:actuate="onLoad">
            <text:p/>
          </draw:image>
        </draw:frame>
        <draw:frame draw:name="Google Shape;177;p18" draw:style-name="gr9" draw:text-style-name="P16" draw:layer="layout" svg:width="1.297cm" svg:height="1.887cm" svg:x="11.14cm" svg:y="11.864cm">
          <draw:image xlink:href="Pictures/10000000000000DE000001433483656D855D49AF.jpg" xlink:type="simple" xlink:show="embed" xlink:actuate="onLoad">
            <text:p/>
          </draw:image>
        </draw:frame>
        <draw:custom-shape draw:name="Google Shape;178;p18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18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8" draw:style-name="gr12" draw:text-style-name="P19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8" draw:style-name="gr13" draw:text-style-name="P20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18" draw:style-name="gr9" draw:text-style-name="P16" draw:layer="layout" svg:width="0.945cm" svg:height="0.943cm" svg:x="13.464cm" svg:y="9.872cm">
          <draw:image xlink:href="Pictures/10000201000001D0000001CFC36DCA18C925A338.png" xlink:type="simple" xlink:show="embed" xlink:actuate="onLoad">
            <text:p/>
          </draw:image>
        </draw:frame>
        <draw:custom-shape draw:name="Google Shape;183;p18" draw:style-name="gr5" draw:text-style-name="P12" draw:layer="layout" svg:width="1.244cm" svg:height="0.683cm" svg:x="13.333cm" svg:y="10.002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18" draw:style-name="gr9" draw:text-style-name="P16" draw:layer="layout" svg:width="0.945cm" svg:height="0.943cm" svg:x="13.887cm" svg:y="9.66cm">
          <draw:image xlink:href="Pictures/10000201000001D0000001CFC36DCA18C925A338.png" xlink:type="simple" xlink:show="embed" xlink:actuate="onLoad">
            <text:p/>
          </draw:image>
        </draw:frame>
        <draw:custom-shape draw:name="Google Shape;185;p18" draw:style-name="gr5" draw:text-style-name="P12" draw:layer="layout" svg:width="1.244cm" svg:height="0.683cm" svg:x="13.757cm" svg:y="9.79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18" draw:style-name="gr9" draw:text-style-name="P16" draw:layer="layout" svg:width="0.945cm" svg:height="0.943cm" svg:x="14.31cm" svg:y="9.449cm">
          <draw:image xlink:href="Pictures/10000201000001D0000001CFC36DCA18C925A338.png" xlink:type="simple" xlink:show="embed" xlink:actuate="onLoad">
            <text:p/>
          </draw:image>
        </draw:frame>
        <draw:custom-shape draw:name="Google Shape;187;p18" draw:style-name="gr5" draw:text-style-name="P12" draw:layer="layout" svg:width="1.244cm" svg:height="0.683cm" svg:x="14.18cm" svg:y="9.579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33cf9f621a_0_60:notes" draw:style-name="gr1" draw:layer="layout" svg:width="16.932cm" svg:height="9.524cm" svg:x="1.059cm" svg:y="1.905cm" draw:page-number="6" presentation:class="page"/>
          <draw:frame draw:name="Google Shape;151;g33cf9f621a_0_6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ポジションの優劣の例&#10;①あなたのアクション→レイズ(3BET)&#10;②A、Bフォールド→Cコール&#10;" draw:style-name="dp1" draw:master-page-name="TITLE_5f_AND_5f_BODY" presentation:presentation-page-layout-name="AL2T1">
        <draw:frame draw:name="Google Shape;192;p19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ポジションの優劣の例</text:span><text:span text:style-name="T4"><text:line-break/></text:span><text:span text:style-name="T5">①あなたのアクション→レイズ</text:span><text:span text:style-name="T5">(3BET)</text:span><text:span text:style-name="T5"><text:line-break/></text:span><text:span text:style-name="T5">②A</text:span><text:span text:style-name="T5">、</text:span><text:span text:style-name="T5">B</text:span><text:span text:style-name="T5">フォールド→</text:span><text:span text:style-name="T5">C</text:span><text:span text:style-name="T5">コール</text:span><text:span text:style-name="T5"><text:line-break/></text:span><text:span text:style-name="T5"/></text:p>
          </draw:text-box>
        </draw:frame>
        <draw:custom-shape draw:name="Google Shape;193;p19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19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5;p19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96;p19" draw:style-name="gr9" draw:text-style-name="P16" draw:layer="layout" svg:width="1.244cm" svg:height="1.887cm" draw:transform="rotate (-3.14159265358979) translate (23.609cm 8.71cm)">
          <draw:image xlink:href="Pictures/100002010000009D000000EEA63EAFB1A4FF1F0E.png" xlink:type="simple" xlink:show="embed" xlink:actuate="onLoad">
            <text:p/>
          </draw:image>
        </draw:frame>
        <draw:frame draw:name="Google Shape;197;p19" draw:style-name="gr9" draw:text-style-name="P16" draw:layer="layout" svg:width="1.244cm" svg:height="1.887cm" draw:transform="rotate (-3.14159265358979) translate (25.048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198;p19" draw:style-name="gr5" draw:text-style-name="P12" draw:layer="layout" svg:width="3.661cm" svg:height="0.683cm" svg:x="21.892cm" svg:y="9.045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9" draw:style-name="gr5" draw:text-style-name="P12" draw:layer="layout" svg:width="3.661cm" svg:height="0.683cm" svg:x="10.674cm" svg:y="11.117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19" draw:style-name="gr9" draw:text-style-name="P16" draw:layer="layout" svg:width="0.945cm" svg:height="0.943cm" svg:x="20.449cm" svg:y="7.967cm">
          <draw:image xlink:href="Pictures/10000201000001D0000001CFC36DCA18C925A338.png" xlink:type="simple" xlink:show="embed" xlink:actuate="onLoad">
            <text:p/>
          </draw:image>
        </draw:frame>
        <draw:frame draw:name="Google Shape;201;p19" draw:style-name="gr9" draw:text-style-name="P16" draw:layer="layout" svg:width="1.244cm" svg:height="1.244cm" svg:x="4.369cm" svg:y="9.387cm">
          <draw:image xlink:href="Pictures/10000201000007D0000007D08D806DD5CCFF1534.png" xlink:type="simple" xlink:show="embed" xlink:actuate="onLoad">
            <text:p/>
          </draw:image>
        </draw:frame>
        <draw:custom-shape draw:name="Google Shape;202;p19" draw:style-name="gr5" draw:text-style-name="P12" draw:layer="layout" svg:width="1.244cm" svg:height="0.683cm" svg:x="4.466cm" svg:y="9.668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9" draw:style-name="gr5" draw:text-style-name="P12" draw:layer="layout" svg:width="1.244cm" svg:height="0.683cm" svg:x="20.318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19" draw:style-name="gr9" draw:text-style-name="P16" draw:layer="layout" svg:width="1.244cm" svg:height="1.244cm" svg:x="11.882cm" svg:y="9.833cm">
          <draw:image xlink:href="Pictures/10000201000000F0000000F05F23E76F7895E795.png" xlink:type="simple" xlink:show="embed" xlink:actuate="onLoad">
            <text:p/>
          </draw:image>
        </draw:frame>
        <draw:frame draw:name="Google Shape;205;p19" draw:style-name="gr9" draw:text-style-name="P16" draw:layer="layout" svg:width="1.244cm" svg:height="1.241cm" svg:x="3.789cm" svg:y="6.823cm">
          <draw:image xlink:href="Pictures/10000201000001900000018FDE2DF6F5403CAC86.png" xlink:type="simple" xlink:show="embed" xlink:actuate="onLoad">
            <text:p/>
          </draw:image>
        </draw:frame>
        <draw:frame draw:name="Google Shape;206;p19" draw:style-name="gr9" draw:text-style-name="P16" draw:layer="layout" svg:width="1.244cm" svg:height="1.241cm" svg:x="13.127cm" svg:y="5.38cm">
          <draw:image xlink:href="Pictures/10000201000001900000018FBB44A6FC60CE038A.png" xlink:type="simple" xlink:show="embed" xlink:actuate="onLoad">
            <text:p/>
          </draw:image>
        </draw:frame>
        <draw:frame draw:name="Google Shape;207;p19" draw:style-name="gr9" draw:text-style-name="P16" draw:layer="layout" svg:width="0.945cm" svg:height="0.943cm" svg:x="11.559cm" svg:y="5.508cm">
          <draw:image xlink:href="Pictures/10000201000001D0000001CFC36DCA18C925A338.png" xlink:type="simple" xlink:show="embed" xlink:actuate="onLoad">
            <text:p/>
          </draw:image>
        </draw:frame>
        <draw:custom-shape draw:name="Google Shape;208;p19" draw:style-name="gr5" draw:text-style-name="P12" draw:layer="layout" svg:width="1.244cm" svg:height="0.683cm" svg:x="11.428cm" svg:y="5.638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19" draw:style-name="gr9" draw:text-style-name="P16" draw:layer="layout" svg:width="1.297cm" svg:height="1.887cm" svg:x="12.605cm" svg:y="11.839cm">
          <draw:image xlink:href="Pictures/10000000000000DE00000143FB3BC52AB7A2334A.jpg" xlink:type="simple" xlink:show="embed" xlink:actuate="onLoad">
            <text:p/>
          </draw:image>
        </draw:frame>
        <draw:frame draw:name="Google Shape;210;p19" draw:style-name="gr9" draw:text-style-name="P16" draw:layer="layout" svg:width="1.297cm" svg:height="1.887cm" svg:x="11.14cm" svg:y="11.864cm">
          <draw:image xlink:href="Pictures/10000000000000DE000001433483656D855D49AF.jpg" xlink:type="simple" xlink:show="embed" xlink:actuate="onLoad">
            <text:p/>
          </draw:image>
        </draw:frame>
        <draw:custom-shape draw:name="Google Shape;211;p19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9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9" draw:style-name="gr12" draw:text-style-name="P19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9" draw:style-name="gr13" draw:text-style-name="P20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19" draw:style-name="gr9" draw:text-style-name="P16" draw:layer="layout" svg:width="0.945cm" svg:height="0.943cm" svg:x="13.464cm" svg:y="9.872cm">
          <draw:image xlink:href="Pictures/10000201000001D0000001CFC36DCA18C925A338.png" xlink:type="simple" xlink:show="embed" xlink:actuate="onLoad">
            <text:p/>
          </draw:image>
        </draw:frame>
        <draw:custom-shape draw:name="Google Shape;216;p19" draw:style-name="gr5" draw:text-style-name="P12" draw:layer="layout" svg:width="1.244cm" svg:height="0.683cm" svg:x="13.333cm" svg:y="10.002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19" draw:style-name="gr9" draw:text-style-name="P16" draw:layer="layout" svg:width="0.945cm" svg:height="0.943cm" svg:x="13.887cm" svg:y="9.66cm">
          <draw:image xlink:href="Pictures/10000201000001D0000001CFC36DCA18C925A338.png" xlink:type="simple" xlink:show="embed" xlink:actuate="onLoad">
            <text:p/>
          </draw:image>
        </draw:frame>
        <draw:custom-shape draw:name="Google Shape;218;p19" draw:style-name="gr5" draw:text-style-name="P12" draw:layer="layout" svg:width="1.244cm" svg:height="0.683cm" svg:x="13.757cm" svg:y="9.79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19" draw:style-name="gr9" draw:text-style-name="P16" draw:layer="layout" svg:width="0.945cm" svg:height="0.943cm" svg:x="14.31cm" svg:y="9.449cm">
          <draw:image xlink:href="Pictures/10000201000001D0000001CFC36DCA18C925A338.png" xlink:type="simple" xlink:show="embed" xlink:actuate="onLoad">
            <text:p/>
          </draw:image>
        </draw:frame>
        <draw:custom-shape draw:name="Google Shape;220;p19" draw:style-name="gr5" draw:text-style-name="P12" draw:layer="layout" svg:width="1.244cm" svg:height="0.683cm" svg:x="14.18cm" svg:y="9.579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19" draw:style-name="gr9" draw:text-style-name="P16" draw:layer="layout" svg:width="0.945cm" svg:height="0.943cm" svg:x="20.237cm" svg:y="8.39cm">
          <draw:image xlink:href="Pictures/10000201000001D0000001CFC36DCA18C925A338.png" xlink:type="simple" xlink:show="embed" xlink:actuate="onLoad">
            <text:p/>
          </draw:image>
        </draw:frame>
        <draw:custom-shape draw:name="Google Shape;222;p19" draw:style-name="gr5" draw:text-style-name="P12" draw:layer="layout" svg:width="1.244cm" svg:height="0.683cm" svg:x="20.107cm" svg:y="8.52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19" draw:style-name="gr9" draw:text-style-name="P16" draw:layer="layout" svg:width="0.945cm" svg:height="0.943cm" svg:x="20.025cm" svg:y="8.814cm">
          <draw:image xlink:href="Pictures/10000201000001D0000001CFC36DCA18C925A338.png" xlink:type="simple" xlink:show="embed" xlink:actuate="onLoad">
            <text:p/>
          </draw:image>
        </draw:frame>
        <draw:custom-shape draw:name="Google Shape;224;p19" draw:style-name="gr5" draw:text-style-name="P12" draw:layer="layout" svg:width="1.244cm" svg:height="0.683cm" svg:x="19.895cm" svg:y="8.94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19" draw:style-name="gr14" draw:text-style-name="P12" draw:layer="layout" svg:width="4.127cm" svg:height="3.282cm" svg:x="21.2cm" svg:y="6.435cm"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9;g33cf9f621a_0_99:notes" draw:style-name="gr1" draw:layer="layout" svg:width="16.932cm" svg:height="9.524cm" svg:x="1.059cm" svg:y="1.905cm" draw:page-number="7" presentation:class="page"/>
          <draw:frame draw:name="Google Shape;190;g33cf9f621a_0_9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ポジションの優劣の例&#10;①あなたのアクション→レイズ(3BET)&#10;②A、Bフォールド→Cコール&#10;③Cチェック&#10;" draw:style-name="dp1" draw:master-page-name="TITLE_5f_AND_5f_BODY" presentation:presentation-page-layout-name="AL2T1">
        <draw:frame draw:name="Google Shape;230;p20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ポジションの優劣の例</text:span><text:span text:style-name="T4"><text:line-break/></text:span><text:span text:style-name="T5">①あなたのアクション→レイズ</text:span><text:span text:style-name="T5">(3BET)</text:span><text:span text:style-name="T5"><text:line-break/></text:span><text:span text:style-name="T5">②A</text:span><text:span text:style-name="T5">、</text:span><text:span text:style-name="T5">B</text:span><text:span text:style-name="T5">フォールド→</text:span><text:span text:style-name="T5">C</text:span><text:span text:style-name="T5">コール</text:span><text:span text:style-name="T5"><text:line-break/></text:span><text:span text:style-name="T5">③</text:span><text:span text:style-name="T5">C</text:span><text:span text:style-name="T5">チェック</text:span><text:span text:style-name="T5"><text:line-break/></text:span><text:span text:style-name="T5"/></text:p>
          </draw:text-box>
        </draw:frame>
        <draw:custom-shape draw:name="Google Shape;231;p20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0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3;p20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34;p20" draw:style-name="gr9" draw:text-style-name="P16" draw:layer="layout" svg:width="1.244cm" svg:height="1.887cm" draw:transform="rotate (-3.14159265358979) translate (23.609cm 8.71cm)">
          <draw:image xlink:href="Pictures/100002010000009D000000EEA63EAFB1A4FF1F0E.png" xlink:type="simple" xlink:show="embed" xlink:actuate="onLoad">
            <text:p/>
          </draw:image>
        </draw:frame>
        <draw:frame draw:name="Google Shape;235;p20" draw:style-name="gr9" draw:text-style-name="P16" draw:layer="layout" svg:width="1.244cm" svg:height="1.887cm" draw:transform="rotate (-3.14159265358979) translate (25.048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236;p20" draw:style-name="gr5" draw:text-style-name="P12" draw:layer="layout" svg:width="3.661cm" svg:height="0.683cm" svg:x="21.892cm" svg:y="9.045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0" draw:style-name="gr5" draw:text-style-name="P12" draw:layer="layout" svg:width="3.661cm" svg:height="0.683cm" svg:x="10.674cm" svg:y="11.117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20" draw:style-name="gr9" draw:text-style-name="P16" draw:layer="layout" svg:width="0.945cm" svg:height="0.943cm" svg:x="16.639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239;p20" draw:style-name="gr5" draw:text-style-name="P12" draw:layer="layout" svg:width="1.244cm" svg:height="0.683cm" svg:x="16.508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20" draw:style-name="gr9" draw:text-style-name="P16" draw:layer="layout" svg:width="1.244cm" svg:height="1.244cm" svg:x="11.882cm" svg:y="9.833cm">
          <draw:image xlink:href="Pictures/10000201000000F0000000F05F23E76F7895E795.png" xlink:type="simple" xlink:show="embed" xlink:actuate="onLoad">
            <text:p/>
          </draw:image>
        </draw:frame>
        <draw:frame draw:name="Google Shape;241;p20" draw:style-name="gr9" draw:text-style-name="P16" draw:layer="layout" svg:width="1.244cm" svg:height="1.241cm" svg:x="3.789cm" svg:y="6.823cm">
          <draw:image xlink:href="Pictures/10000201000001900000018FDE2DF6F5403CAC86.png" xlink:type="simple" xlink:show="embed" xlink:actuate="onLoad">
            <text:p/>
          </draw:image>
        </draw:frame>
        <draw:frame draw:name="Google Shape;242;p20" draw:style-name="gr9" draw:text-style-name="P16" draw:layer="layout" svg:width="1.244cm" svg:height="1.241cm" svg:x="13.127cm" svg:y="5.38cm">
          <draw:image xlink:href="Pictures/10000201000001900000018FBB44A6FC60CE038A.png" xlink:type="simple" xlink:show="embed" xlink:actuate="onLoad">
            <text:p/>
          </draw:image>
        </draw:frame>
        <draw:frame draw:name="Google Shape;243;p20" draw:style-name="gr9" draw:text-style-name="P16" draw:layer="layout" svg:width="1.297cm" svg:height="1.887cm" svg:x="12.605cm" svg:y="11.839cm">
          <draw:image xlink:href="Pictures/10000000000000DE00000143FB3BC52AB7A2334A.jpg" xlink:type="simple" xlink:show="embed" xlink:actuate="onLoad">
            <text:p/>
          </draw:image>
        </draw:frame>
        <draw:frame draw:name="Google Shape;244;p20" draw:style-name="gr9" draw:text-style-name="P16" draw:layer="layout" svg:width="1.297cm" svg:height="1.887cm" svg:x="11.14cm" svg:y="11.864cm">
          <draw:image xlink:href="Pictures/10000000000000DE000001433483656D855D49AF.jpg" xlink:type="simple" xlink:show="embed" xlink:actuate="onLoad">
            <text:p/>
          </draw:image>
        </draw:frame>
        <draw:custom-shape draw:name="Google Shape;245;p20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0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0" draw:style-name="gr13" draw:text-style-name="P20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0" draw:style-name="gr15" draw:text-style-name="P21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20" draw:style-name="gr9" draw:text-style-name="P16" draw:layer="layout" svg:width="0.945cm" svg:height="0.943cm" svg:x="16.427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250;p20" draw:style-name="gr5" draw:text-style-name="P12" draw:layer="layout" svg:width="1.244cm" svg:height="0.683cm" svg:x="16.297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20" draw:style-name="gr9" draw:text-style-name="P16" draw:layer="layout" svg:width="0.945cm" svg:height="0.943cm" svg:x="16.215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252;p20" draw:style-name="gr5" draw:text-style-name="P12" draw:layer="layout" svg:width="1.244cm" svg:height="0.683cm" svg:x="16.085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20" draw:style-name="gr9" draw:text-style-name="P16" draw:layer="layout" svg:width="0.945cm" svg:height="0.943cm" svg:x="16.004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254;p20" draw:style-name="gr5" draw:text-style-name="P12" draw:layer="layout" svg:width="1.244cm" svg:height="0.683cm" svg:x="15.873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20" draw:style-name="gr9" draw:text-style-name="P16" draw:layer="layout" svg:width="0.945cm" svg:height="0.943cm" svg:x="15.792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256;p20" draw:style-name="gr5" draw:text-style-name="P12" draw:layer="layout" svg:width="1.244cm" svg:height="0.683cm" svg:x="15.662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20" draw:style-name="gr9" draw:text-style-name="P16" draw:layer="layout" svg:width="0.945cm" svg:height="0.943cm" svg:x="15.58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258;p20" draw:style-name="gr5" draw:text-style-name="P12" draw:layer="layout" svg:width="1.244cm" svg:height="0.683cm" svg:x="15.45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20" draw:style-name="gr9" draw:text-style-name="P16" draw:layer="layout" svg:width="0.945cm" svg:height="0.943cm" svg:x="16.004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260;p20" draw:style-name="gr5" draw:text-style-name="P12" draw:layer="layout" svg:width="1.244cm" svg:height="0.683cm" svg:x="15.873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20" draw:style-name="gr9" draw:text-style-name="P16" draw:layer="layout" svg:width="0.945cm" svg:height="0.943cm" svg:x="-2.26cm" svg:y="9.772cm">
          <draw:image xlink:href="Pictures/10000201000001D0000001CFC36DCA18C925A338.png" xlink:type="simple" xlink:show="embed" xlink:actuate="onLoad">
            <text:p/>
          </draw:image>
        </draw:frame>
        <draw:custom-shape draw:name="Google Shape;262;p20" draw:style-name="gr5" draw:text-style-name="P12" draw:layer="layout" svg:width="1.244cm" svg:height="0.683cm" svg:x="-2.391cm" svg:y="9.902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3;p20" draw:style-name="gr9" draw:text-style-name="P16" draw:layer="layout" svg:width="0.945cm" svg:height="0.943cm" svg:x="-2.472cm" svg:y="10.196cm">
          <draw:image xlink:href="Pictures/10000201000001D0000001CFC36DCA18C925A338.png" xlink:type="simple" xlink:show="embed" xlink:actuate="onLoad">
            <text:p/>
          </draw:image>
        </draw:frame>
        <draw:custom-shape draw:name="Google Shape;264;p20" draw:style-name="gr5" draw:text-style-name="P12" draw:layer="layout" svg:width="1.244cm" svg:height="0.683cm" svg:x="-2.602cm" svg:y="10.326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5;p20" draw:style-name="gr9" draw:text-style-name="P16" draw:layer="layout" svg:width="1.244cm" svg:height="1.244cm" svg:x="-2.143cm" svg:y="5.379cm">
          <draw:image xlink:href="Pictures/10000201000007D0000007D08D806DD5CCFF1534.png" xlink:type="simple" xlink:show="embed" xlink:actuate="onLoad">
            <text:p/>
          </draw:image>
        </draw:frame>
        <draw:custom-shape draw:name="Google Shape;266;p20" draw:style-name="gr5" draw:text-style-name="P12" draw:layer="layout" svg:width="1.244cm" svg:height="0.683cm" svg:x="-2.046cm" svg:y="5.659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20" draw:style-name="gr9" draw:text-style-name="P16" draw:layer="layout" svg:width="1.244cm" svg:height="1.244cm" svg:x="16.017cm" svg:y="7.144cm">
          <draw:image xlink:href="Pictures/10000201000007D0000007D08D806DD5CCFF1534.png" xlink:type="simple" xlink:show="embed" xlink:actuate="onLoad">
            <text:p/>
          </draw:image>
        </draw:frame>
        <draw:custom-shape draw:name="Google Shape;268;p20" draw:style-name="gr5" draw:text-style-name="P12" draw:layer="layout" svg:width="1.244cm" svg:height="0.683cm" svg:x="16.114cm" svg:y="7.424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0" draw:style-name="gr5" draw:text-style-name="P12" draw:layer="layout" svg:width="3.661cm" svg:height="0.683cm" svg:x="15.33cm" svg:y="6.248cm">
          <text:p text:style-name="P7"><text:span text:style-name="T13">ポット </text:span><text:span text:style-name="T13">7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20" draw:style-name="gr9" draw:text-style-name="P16" draw:layer="layout" svg:width="1.847cm" svg:height="2.688cm" svg:x="6.917cm" svg:y="6.714cm">
          <draw:image xlink:href="Pictures/10000000000000DE00000143AD9463861194D4BB.jpg" xlink:type="simple" xlink:show="embed" xlink:actuate="onLoad">
            <text:p/>
          </draw:image>
        </draw:frame>
        <draw:frame draw:name="Google Shape;271;p20" draw:style-name="gr9" draw:text-style-name="P16" draw:layer="layout" svg:width="1.847cm" svg:height="2.688cm" svg:x="11.124cm" svg:y="6.739cm">
          <draw:image xlink:href="Pictures/10000000000000DE0000014366EE07BA0A54E220.jpg" xlink:type="simple" xlink:show="embed" xlink:actuate="onLoad">
            <text:p/>
          </draw:image>
        </draw:frame>
        <draw:custom-shape draw:name="Google Shape;272;p20" draw:style-name="gr14" draw:text-style-name="P12" draw:layer="layout" svg:width="4.127cm" svg:height="3.282cm" svg:x="21.2cm" svg:y="6.435cm"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20" draw:style-name="gr9" draw:text-style-name="P16" draw:layer="layout" svg:width="1.847cm" svg:height="2.688cm" svg:x="8.986cm" svg:y="6.704cm">
          <draw:image xlink:href="Pictures/10000000000000DE00000143F11045D9C4D97083.jpg" xlink:type="simple" xlink:show="embed" xlink:actuate="onLoad">
            <text:p/>
          </draw:image>
        </draw:frame>
        <presentation:notes draw:style-name="dp2">
          <draw:page-thumbnail draw:name="Google Shape;227;g33cf9f621a_0_141:notes" draw:style-name="gr1" draw:layer="layout" svg:width="16.932cm" svg:height="9.524cm" svg:x="1.059cm" svg:y="1.905cm" draw:page-number="8" presentation:class="page"/>
          <draw:frame draw:name="Google Shape;228;g33cf9f621a_0_14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278;p21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ポジションの優劣の例</text:span><text:span text:style-name="T4"><text:line-break/></text:span><text:span text:style-name="T5">①あなたのアクション→レイズ</text:span><text:span text:style-name="T5">(3BET)</text:span><text:span text:style-name="T5">　　　④あなたレイズ</text:span><text:span text:style-name="T5">(400)</text:span><text:span text:style-name="T5"><text:line-break/></text:span><text:span text:style-name="T5">②A</text:span><text:span text:style-name="T5">、</text:span><text:span text:style-name="T5">B</text:span><text:span text:style-name="T5">フォールド→</text:span><text:span text:style-name="T5">C</text:span><text:span text:style-name="T5">コール</text:span><text:span text:style-name="T5"><text:line-break/></text:span><text:span text:style-name="T5">③</text:span><text:span text:style-name="T5">C</text:span><text:span text:style-name="T5">チェック</text:span><text:span text:style-name="T5"><text:line-break/></text:span><text:span text:style-name="T5"/></text:p>
          </draw:text-box>
        </draw:frame>
        <draw:custom-shape draw:name="Google Shape;279;p21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1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1;p21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82;p21" draw:style-name="gr9" draw:text-style-name="P16" draw:layer="layout" svg:width="1.244cm" svg:height="1.887cm" draw:transform="rotate (-3.14159265358979) translate (23.609cm 8.71cm)">
          <draw:image xlink:href="Pictures/100002010000009D000000EEA63EAFB1A4FF1F0E.png" xlink:type="simple" xlink:show="embed" xlink:actuate="onLoad">
            <text:p/>
          </draw:image>
        </draw:frame>
        <draw:frame draw:name="Google Shape;283;p21" draw:style-name="gr9" draw:text-style-name="P16" draw:layer="layout" svg:width="1.244cm" svg:height="1.887cm" draw:transform="rotate (-3.14159265358979) translate (25.048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284;p21" draw:style-name="gr5" draw:text-style-name="P12" draw:layer="layout" svg:width="3.661cm" svg:height="0.683cm" svg:x="21.892cm" svg:y="9.045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1" draw:style-name="gr5" draw:text-style-name="P12" draw:layer="layout" svg:width="3.661cm" svg:height="0.683cm" svg:x="10.674cm" svg:y="11.117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21" draw:style-name="gr9" draw:text-style-name="P16" draw:layer="layout" svg:width="0.945cm" svg:height="0.943cm" svg:x="16.639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287;p21" draw:style-name="gr5" draw:text-style-name="P12" draw:layer="layout" svg:width="1.244cm" svg:height="0.683cm" svg:x="16.508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21" draw:style-name="gr9" draw:text-style-name="P16" draw:layer="layout" svg:width="1.244cm" svg:height="1.244cm" svg:x="11.882cm" svg:y="9.833cm">
          <draw:image xlink:href="Pictures/10000201000000F0000000F05F23E76F7895E795.png" xlink:type="simple" xlink:show="embed" xlink:actuate="onLoad">
            <text:p/>
          </draw:image>
        </draw:frame>
        <draw:frame draw:name="Google Shape;289;p21" draw:style-name="gr9" draw:text-style-name="P16" draw:layer="layout" svg:width="1.244cm" svg:height="1.241cm" svg:x="3.789cm" svg:y="6.823cm">
          <draw:image xlink:href="Pictures/10000201000001900000018FDE2DF6F5403CAC86.png" xlink:type="simple" xlink:show="embed" xlink:actuate="onLoad">
            <text:p/>
          </draw:image>
        </draw:frame>
        <draw:frame draw:name="Google Shape;290;p21" draw:style-name="gr9" draw:text-style-name="P16" draw:layer="layout" svg:width="1.244cm" svg:height="1.241cm" svg:x="13.127cm" svg:y="5.38cm">
          <draw:image xlink:href="Pictures/10000201000001900000018FBB44A6FC60CE038A.png" xlink:type="simple" xlink:show="embed" xlink:actuate="onLoad">
            <text:p/>
          </draw:image>
        </draw:frame>
        <draw:frame draw:name="Google Shape;291;p21" draw:style-name="gr9" draw:text-style-name="P16" draw:layer="layout" svg:width="1.297cm" svg:height="1.887cm" svg:x="12.605cm" svg:y="11.839cm">
          <draw:image xlink:href="Pictures/10000000000000DE00000143FB3BC52AB7A2334A.jpg" xlink:type="simple" xlink:show="embed" xlink:actuate="onLoad">
            <text:p/>
          </draw:image>
        </draw:frame>
        <draw:frame draw:name="Google Shape;292;p21" draw:style-name="gr9" draw:text-style-name="P16" draw:layer="layout" svg:width="1.297cm" svg:height="1.887cm" svg:x="11.14cm" svg:y="11.864cm">
          <draw:image xlink:href="Pictures/10000000000000DE000001433483656D855D49AF.jpg" xlink:type="simple" xlink:show="embed" xlink:actuate="onLoad">
            <text:p/>
          </draw:image>
        </draw:frame>
        <draw:custom-shape draw:name="Google Shape;293;p21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1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1" draw:style-name="gr13" draw:text-style-name="P20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21" draw:style-name="gr15" draw:text-style-name="P21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21" draw:style-name="gr9" draw:text-style-name="P16" draw:layer="layout" svg:width="0.945cm" svg:height="0.943cm" svg:x="16.427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298;p21" draw:style-name="gr5" draw:text-style-name="P12" draw:layer="layout" svg:width="1.244cm" svg:height="0.683cm" svg:x="16.297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21" draw:style-name="gr9" draw:text-style-name="P16" draw:layer="layout" svg:width="0.945cm" svg:height="0.943cm" svg:x="16.215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300;p21" draw:style-name="gr5" draw:text-style-name="P12" draw:layer="layout" svg:width="1.244cm" svg:height="0.683cm" svg:x="16.085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21" draw:style-name="gr9" draw:text-style-name="P16" draw:layer="layout" svg:width="0.945cm" svg:height="0.943cm" svg:x="16.004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302;p21" draw:style-name="gr5" draw:text-style-name="P12" draw:layer="layout" svg:width="1.244cm" svg:height="0.683cm" svg:x="15.873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3;p21" draw:style-name="gr9" draw:text-style-name="P16" draw:layer="layout" svg:width="0.945cm" svg:height="0.943cm" svg:x="15.792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304;p21" draw:style-name="gr5" draw:text-style-name="P12" draw:layer="layout" svg:width="1.244cm" svg:height="0.683cm" svg:x="15.662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5;p21" draw:style-name="gr9" draw:text-style-name="P16" draw:layer="layout" svg:width="0.945cm" svg:height="0.943cm" svg:x="15.58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306;p21" draw:style-name="gr5" draw:text-style-name="P12" draw:layer="layout" svg:width="1.244cm" svg:height="0.683cm" svg:x="15.45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21" draw:style-name="gr9" draw:text-style-name="P16" draw:layer="layout" svg:width="0.945cm" svg:height="0.943cm" svg:x="16.004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308;p21" draw:style-name="gr5" draw:text-style-name="P12" draw:layer="layout" svg:width="1.244cm" svg:height="0.683cm" svg:x="15.873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21" draw:style-name="gr9" draw:text-style-name="P16" draw:layer="layout" svg:width="1.244cm" svg:height="1.244cm" svg:x="16.017cm" svg:y="7.144cm">
          <draw:image xlink:href="Pictures/10000201000007D0000007D08D806DD5CCFF1534.png" xlink:type="simple" xlink:show="embed" xlink:actuate="onLoad">
            <text:p/>
          </draw:image>
        </draw:frame>
        <draw:custom-shape draw:name="Google Shape;310;p21" draw:style-name="gr5" draw:text-style-name="P12" draw:layer="layout" svg:width="1.244cm" svg:height="0.683cm" svg:x="16.114cm" svg:y="7.424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21" draw:style-name="gr5" draw:text-style-name="P12" draw:layer="layout" svg:width="3.661cm" svg:height="0.683cm" svg:x="15.33cm" svg:y="6.248cm">
          <text:p text:style-name="P7"><text:span text:style-name="T13">ポット １１</text:span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21" draw:style-name="gr9" draw:text-style-name="P16" draw:layer="layout" svg:width="1.847cm" svg:height="2.688cm" svg:x="6.917cm" svg:y="6.714cm">
          <draw:image xlink:href="Pictures/10000000000000DE00000143AD9463861194D4BB.jpg" xlink:type="simple" xlink:show="embed" xlink:actuate="onLoad">
            <text:p/>
          </draw:image>
        </draw:frame>
        <draw:frame draw:name="Google Shape;313;p21" draw:style-name="gr9" draw:text-style-name="P16" draw:layer="layout" svg:width="1.847cm" svg:height="2.688cm" svg:x="11.124cm" svg:y="6.739cm">
          <draw:image xlink:href="Pictures/10000000000000DE0000014366EE07BA0A54E220.jpg" xlink:type="simple" xlink:show="embed" xlink:actuate="onLoad">
            <text:p/>
          </draw:image>
        </draw:frame>
        <draw:frame draw:name="Google Shape;314;p21" draw:style-name="gr9" draw:text-style-name="P16" draw:layer="layout" svg:width="1.847cm" svg:height="2.688cm" svg:x="8.986cm" svg:y="6.704cm">
          <draw:image xlink:href="Pictures/10000000000000DE00000143F11045D9C4D97083.jpg" xlink:type="simple" xlink:show="embed" xlink:actuate="onLoad">
            <text:p/>
          </draw:image>
        </draw:frame>
        <draw:frame draw:name="Google Shape;315;p21" draw:style-name="gr9" draw:text-style-name="P16" draw:layer="layout" svg:width="0.945cm" svg:height="0.943cm" svg:x="13.615cm" svg:y="9.561cm">
          <draw:image xlink:href="Pictures/10000201000001D0000001CFC36DCA18C925A338.png" xlink:type="simple" xlink:show="embed" xlink:actuate="onLoad">
            <text:p/>
          </draw:image>
        </draw:frame>
        <draw:custom-shape draw:name="Google Shape;316;p21" draw:style-name="gr5" draw:text-style-name="P12" draw:layer="layout" svg:width="1.244cm" svg:height="0.683cm" svg:x="13.484cm" svg:y="9.691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21" draw:style-name="gr9" draw:text-style-name="P16" draw:layer="layout" svg:width="0.945cm" svg:height="0.943cm" svg:x="13.403cm" svg:y="9.984cm">
          <draw:image xlink:href="Pictures/10000201000001D0000001CFC36DCA18C925A338.png" xlink:type="simple" xlink:show="embed" xlink:actuate="onLoad">
            <text:p/>
          </draw:image>
        </draw:frame>
        <draw:custom-shape draw:name="Google Shape;318;p21" draw:style-name="gr5" draw:text-style-name="P12" draw:layer="layout" svg:width="1.244cm" svg:height="0.683cm" svg:x="13.273cm" svg:y="10.11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21" draw:style-name="gr9" draw:text-style-name="P16" draw:layer="layout" svg:width="0.945cm" svg:height="0.943cm" svg:x="14.038cm" svg:y="9.561cm">
          <draw:image xlink:href="Pictures/10000201000001D0000001CFC36DCA18C925A338.png" xlink:type="simple" xlink:show="embed" xlink:actuate="onLoad">
            <text:p/>
          </draw:image>
        </draw:frame>
        <draw:custom-shape draw:name="Google Shape;320;p21" draw:style-name="gr5" draw:text-style-name="P12" draw:layer="layout" svg:width="1.244cm" svg:height="0.683cm" svg:x="13.908cm" svg:y="9.691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1;p21" draw:style-name="gr9" draw:text-style-name="P16" draw:layer="layout" svg:width="0.945cm" svg:height="0.943cm" svg:x="13.826cm" svg:y="9.984cm">
          <draw:image xlink:href="Pictures/10000201000001D0000001CFC36DCA18C925A338.png" xlink:type="simple" xlink:show="embed" xlink:actuate="onLoad">
            <text:p/>
          </draw:image>
        </draw:frame>
        <draw:custom-shape draw:name="Google Shape;322;p21" draw:style-name="gr5" draw:text-style-name="P12" draw:layer="layout" svg:width="1.244cm" svg:height="0.683cm" svg:x="13.696cm" svg:y="10.11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21" draw:style-name="gr14" draw:text-style-name="P12" draw:layer="layout" svg:width="4.127cm" svg:height="3.282cm" svg:x="10.44cm" svg:y="10.717cm"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5;g33cf9f621a_0_209:notes" draw:style-name="gr1" draw:layer="layout" svg:width="16.932cm" svg:height="9.524cm" svg:x="1.059cm" svg:y="1.905cm" draw:page-number="9" presentation:class="page"/>
          <draw:frame draw:name="Google Shape;276;g33cf9f621a_0_20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328;p22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ポジションの優劣の例</text:span><text:span text:style-name="T4"><text:line-break/></text:span><text:span text:style-name="T5">①あなたのアクション→レイズ</text:span><text:span text:style-name="T5">(3BET)</text:span><text:span text:style-name="T5">　　　④あなたレイズ</text:span><text:span text:style-name="T5">(400)</text:span><text:span text:style-name="T5"><text:line-break/></text:span><text:span text:style-name="T5">②A</text:span><text:span text:style-name="T5">、</text:span><text:span text:style-name="T5">B</text:span><text:span text:style-name="T5">フォールド→</text:span><text:span text:style-name="T5">C</text:span><text:span text:style-name="T5">コール　　　　　　　⑤</text:span><text:span text:style-name="T5">C</text:span><text:span text:style-name="T5">フォールド</text:span><text:span text:style-name="T5"><text:line-break/></text:span><text:span text:style-name="T5">③</text:span><text:span text:style-name="T5">C</text:span><text:span text:style-name="T5">チェック</text:span><text:span text:style-name="T5"><text:line-break/></text:span><text:span text:style-name="T5"/></text:p>
          </draw:text-box>
        </draw:frame>
        <draw:custom-shape draw:name="Google Shape;329;p22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22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1;p22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2;p22" draw:style-name="gr5" draw:text-style-name="P12" draw:layer="layout" svg:width="3.661cm" svg:height="0.683cm" svg:x="21.892cm" svg:y="9.045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2" draw:style-name="gr5" draw:text-style-name="P12" draw:layer="layout" svg:width="3.661cm" svg:height="0.683cm" svg:x="10.674cm" svg:y="11.117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4;p22" draw:style-name="gr9" draw:text-style-name="P16" draw:layer="layout" svg:width="0.945cm" svg:height="0.943cm" svg:x="16.639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335;p22" draw:style-name="gr5" draw:text-style-name="P12" draw:layer="layout" svg:width="1.244cm" svg:height="0.683cm" svg:x="16.508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6;p22" draw:style-name="gr9" draw:text-style-name="P16" draw:layer="layout" svg:width="1.244cm" svg:height="1.244cm" svg:x="11.882cm" svg:y="9.833cm">
          <draw:image xlink:href="Pictures/10000201000000F0000000F05F23E76F7895E795.png" xlink:type="simple" xlink:show="embed" xlink:actuate="onLoad">
            <text:p/>
          </draw:image>
        </draw:frame>
        <draw:frame draw:name="Google Shape;337;p22" draw:style-name="gr9" draw:text-style-name="P16" draw:layer="layout" svg:width="1.244cm" svg:height="1.241cm" svg:x="3.789cm" svg:y="6.823cm">
          <draw:image xlink:href="Pictures/10000201000001900000018FDE2DF6F5403CAC86.png" xlink:type="simple" xlink:show="embed" xlink:actuate="onLoad">
            <text:p/>
          </draw:image>
        </draw:frame>
        <draw:frame draw:name="Google Shape;338;p22" draw:style-name="gr9" draw:text-style-name="P16" draw:layer="layout" svg:width="1.244cm" svg:height="1.241cm" svg:x="13.127cm" svg:y="5.38cm">
          <draw:image xlink:href="Pictures/10000201000001900000018FBB44A6FC60CE038A.png" xlink:type="simple" xlink:show="embed" xlink:actuate="onLoad">
            <text:p/>
          </draw:image>
        </draw:frame>
        <draw:frame draw:name="Google Shape;339;p22" draw:style-name="gr9" draw:text-style-name="P16" draw:layer="layout" svg:width="1.297cm" svg:height="1.887cm" svg:x="12.605cm" svg:y="11.839cm">
          <draw:image xlink:href="Pictures/10000000000000DE00000143FB3BC52AB7A2334A.jpg" xlink:type="simple" xlink:show="embed" xlink:actuate="onLoad">
            <text:p/>
          </draw:image>
        </draw:frame>
        <draw:frame draw:name="Google Shape;340;p22" draw:style-name="gr9" draw:text-style-name="P16" draw:layer="layout" svg:width="1.297cm" svg:height="1.887cm" svg:x="11.14cm" svg:y="11.864cm">
          <draw:image xlink:href="Pictures/10000000000000DE000001433483656D855D49AF.jpg" xlink:type="simple" xlink:show="embed" xlink:actuate="onLoad">
            <text:p/>
          </draw:image>
        </draw:frame>
        <draw:custom-shape draw:name="Google Shape;341;p22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2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22" draw:style-name="gr13" draw:text-style-name="P20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22" draw:style-name="gr15" draw:text-style-name="P21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5;p22" draw:style-name="gr9" draw:text-style-name="P16" draw:layer="layout" svg:width="0.945cm" svg:height="0.943cm" svg:x="16.427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346;p22" draw:style-name="gr5" draw:text-style-name="P12" draw:layer="layout" svg:width="1.244cm" svg:height="0.683cm" svg:x="16.297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7;p22" draw:style-name="gr9" draw:text-style-name="P16" draw:layer="layout" svg:width="0.945cm" svg:height="0.943cm" svg:x="16.215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348;p22" draw:style-name="gr5" draw:text-style-name="P12" draw:layer="layout" svg:width="1.244cm" svg:height="0.683cm" svg:x="16.085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9;p22" draw:style-name="gr9" draw:text-style-name="P16" draw:layer="layout" svg:width="0.945cm" svg:height="0.943cm" svg:x="16.004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350;p22" draw:style-name="gr5" draw:text-style-name="P12" draw:layer="layout" svg:width="1.244cm" svg:height="0.683cm" svg:x="15.873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1;p22" draw:style-name="gr9" draw:text-style-name="P16" draw:layer="layout" svg:width="0.945cm" svg:height="0.943cm" svg:x="15.792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352;p22" draw:style-name="gr5" draw:text-style-name="P12" draw:layer="layout" svg:width="1.244cm" svg:height="0.683cm" svg:x="15.662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3;p22" draw:style-name="gr9" draw:text-style-name="P16" draw:layer="layout" svg:width="0.945cm" svg:height="0.943cm" svg:x="15.58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354;p22" draw:style-name="gr5" draw:text-style-name="P12" draw:layer="layout" svg:width="1.244cm" svg:height="0.683cm" svg:x="15.45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5;p22" draw:style-name="gr9" draw:text-style-name="P16" draw:layer="layout" svg:width="0.945cm" svg:height="0.943cm" svg:x="16.004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356;p22" draw:style-name="gr5" draw:text-style-name="P12" draw:layer="layout" svg:width="1.244cm" svg:height="0.683cm" svg:x="15.873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7;p22" draw:style-name="gr9" draw:text-style-name="P16" draw:layer="layout" svg:width="1.244cm" svg:height="1.244cm" svg:x="16.017cm" svg:y="7.144cm">
          <draw:image xlink:href="Pictures/10000201000007D0000007D08D806DD5CCFF1534.png" xlink:type="simple" xlink:show="embed" xlink:actuate="onLoad">
            <text:p/>
          </draw:image>
        </draw:frame>
        <draw:custom-shape draw:name="Google Shape;358;p22" draw:style-name="gr5" draw:text-style-name="P12" draw:layer="layout" svg:width="1.244cm" svg:height="0.683cm" svg:x="16.114cm" svg:y="7.424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22" draw:style-name="gr5" draw:text-style-name="P12" draw:layer="layout" svg:width="3.661cm" svg:height="0.683cm" svg:x="15.33cm" svg:y="6.248cm">
          <text:p text:style-name="P7"><text:span text:style-name="T13">ポット </text:span><text:span text:style-name="T13">7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0;p22" draw:style-name="gr9" draw:text-style-name="P16" draw:layer="layout" svg:width="1.847cm" svg:height="2.688cm" svg:x="6.917cm" svg:y="6.714cm">
          <draw:image xlink:href="Pictures/10000000000000DE00000143AD9463861194D4BB.jpg" xlink:type="simple" xlink:show="embed" xlink:actuate="onLoad">
            <text:p/>
          </draw:image>
        </draw:frame>
        <draw:frame draw:name="Google Shape;361;p22" draw:style-name="gr9" draw:text-style-name="P16" draw:layer="layout" svg:width="1.847cm" svg:height="2.688cm" svg:x="11.124cm" svg:y="6.739cm">
          <draw:image xlink:href="Pictures/10000000000000DE0000014366EE07BA0A54E220.jpg" xlink:type="simple" xlink:show="embed" xlink:actuate="onLoad">
            <text:p/>
          </draw:image>
        </draw:frame>
        <draw:frame draw:name="Google Shape;362;p22" draw:style-name="gr9" draw:text-style-name="P16" draw:layer="layout" svg:width="1.847cm" svg:height="2.688cm" svg:x="8.986cm" svg:y="6.704cm">
          <draw:image xlink:href="Pictures/10000000000000DE00000143F11045D9C4D97083.jpg" xlink:type="simple" xlink:show="embed" xlink:actuate="onLoad">
            <text:p/>
          </draw:image>
        </draw:frame>
        <draw:frame draw:name="Google Shape;363;p22" draw:style-name="gr9" draw:text-style-name="P16" draw:layer="layout" svg:width="0.945cm" svg:height="0.943cm" svg:x="13.615cm" svg:y="9.561cm">
          <draw:image xlink:href="Pictures/10000201000001D0000001CFC36DCA18C925A338.png" xlink:type="simple" xlink:show="embed" xlink:actuate="onLoad">
            <text:p/>
          </draw:image>
        </draw:frame>
        <draw:custom-shape draw:name="Google Shape;364;p22" draw:style-name="gr5" draw:text-style-name="P12" draw:layer="layout" svg:width="1.244cm" svg:height="0.683cm" svg:x="13.484cm" svg:y="9.691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5;p22" draw:style-name="gr9" draw:text-style-name="P16" draw:layer="layout" svg:width="0.945cm" svg:height="0.943cm" svg:x="13.403cm" svg:y="9.984cm">
          <draw:image xlink:href="Pictures/10000201000001D0000001CFC36DCA18C925A338.png" xlink:type="simple" xlink:show="embed" xlink:actuate="onLoad">
            <text:p/>
          </draw:image>
        </draw:frame>
        <draw:custom-shape draw:name="Google Shape;366;p22" draw:style-name="gr5" draw:text-style-name="P12" draw:layer="layout" svg:width="1.244cm" svg:height="0.683cm" svg:x="13.273cm" svg:y="10.11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7;p22" draw:style-name="gr9" draw:text-style-name="P16" draw:layer="layout" svg:width="0.945cm" svg:height="0.943cm" svg:x="14.038cm" svg:y="9.561cm">
          <draw:image xlink:href="Pictures/10000201000001D0000001CFC36DCA18C925A338.png" xlink:type="simple" xlink:show="embed" xlink:actuate="onLoad">
            <text:p/>
          </draw:image>
        </draw:frame>
        <draw:custom-shape draw:name="Google Shape;368;p22" draw:style-name="gr5" draw:text-style-name="P12" draw:layer="layout" svg:width="1.244cm" svg:height="0.683cm" svg:x="13.908cm" svg:y="9.691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9;p22" draw:style-name="gr9" draw:text-style-name="P16" draw:layer="layout" svg:width="0.945cm" svg:height="0.943cm" svg:x="13.826cm" svg:y="9.984cm">
          <draw:image xlink:href="Pictures/10000201000001D0000001CFC36DCA18C925A338.png" xlink:type="simple" xlink:show="embed" xlink:actuate="onLoad">
            <text:p/>
          </draw:image>
        </draw:frame>
        <draw:custom-shape draw:name="Google Shape;370;p22" draw:style-name="gr5" draw:text-style-name="P12" draw:layer="layout" svg:width="1.244cm" svg:height="0.683cm" svg:x="13.696cm" svg:y="10.11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5;g33cf9f621a_0_267:notes" draw:style-name="gr1" draw:layer="layout" svg:width="16.932cm" svg:height="9.524cm" svg:x="1.059cm" svg:y="1.905cm" draw:page-number="10" presentation:class="page"/>
          <draw:frame draw:name="Google Shape;326;g33cf9f621a_0_26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375;p23" presentation:style-name="pr4" draw:text-style-name="P6" draw:layer="layout" svg:width="23.667cm" svg:height="11.406cm" svg:x="0.866cm" svg:y="1.285cm" presentation:class="outline" presentation:user-transformed="true">
          <draw:text-box>
            <text:p text:style-name="P17"><text:span text:style-name="T16">C</text:span><text:span text:style-name="T16">さんの視点から</text:span></text:p>
            <text:p text:style-name="P18"><text:span text:style-name="T16">同じ事象を見ると</text:span></text:p>
          </draw:text-box>
        </draw:frame>
        <presentation:notes draw:style-name="dp2">
          <draw:page-thumbnail draw:name="Google Shape;372;g33cf9f621a_0_368:notes" draw:style-name="gr1" draw:layer="layout" svg:width="16.932cm" svg:height="9.524cm" svg:x="1.059cm" svg:y="1.905cm" draw:page-number="11" presentation:class="page"/>
          <draw:frame draw:name="Google Shape;373;g33cf9f621a_0_36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さんの視点&#10;①Cコール" draw:style-name="dp1" draw:master-page-name="TITLE_5f_AND_5f_BODY" presentation:presentation-page-layout-name="AL2T1">
        <draw:frame draw:name="Google Shape;380;p24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C</text:span><text:span text:style-name="T4">さんの視点</text:span><text:span text:style-name="T4"><text:line-break/></text:span><text:span text:style-name="T17">①</text:span><text:span text:style-name="T17">C</text:span><text:span text:style-name="T17">コール</text:span></text:p>
          </draw:text-box>
        </draw:frame>
        <draw:custom-shape draw:name="Google Shape;381;p24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24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3;p24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84;p24" draw:style-name="gr9" draw:text-style-name="P16" draw:layer="layout" svg:width="1.244cm" svg:height="1.887cm" draw:transform="rotate (-3.14159265358979) translate (23.609cm 8.71cm)">
          <draw:image xlink:href="Pictures/100002010000009D000000EEA63EAFB1A4FF1F0E.png" xlink:type="simple" xlink:show="embed" xlink:actuate="onLoad">
            <text:p/>
          </draw:image>
        </draw:frame>
        <draw:frame draw:name="Google Shape;385;p24" draw:style-name="gr9" draw:text-style-name="P16" draw:layer="layout" svg:width="1.244cm" svg:height="1.887cm" draw:transform="rotate (-3.14159265358979) translate (25.048cm 8.71cm)">
          <draw:image xlink:href="Pictures/100002010000009D000000EEA63EAFB1A4FF1F0E.png" xlink:type="simple" xlink:show="embed" xlink:actuate="onLoad">
            <text:p/>
          </draw:image>
        </draw:frame>
        <draw:frame draw:name="Google Shape;386;p24" draw:style-name="gr9" draw:text-style-name="P16" draw:layer="layout" svg:width="1.244cm" svg:height="1.887cm" draw:transform="rotate (-3.14159265358979) translate (12.437cm 4.327cm)">
          <draw:image xlink:href="Pictures/100002010000009D000000EEA63EAFB1A4FF1F0E.png" xlink:type="simple" xlink:show="embed" xlink:actuate="onLoad">
            <text:p/>
          </draw:image>
        </draw:frame>
        <draw:frame draw:name="Google Shape;387;p24" draw:style-name="gr9" draw:text-style-name="P16" draw:layer="layout" svg:width="1.244cm" svg:height="1.887cm" draw:transform="rotate (-3.14159265358979) translate (13.877cm 4.327cm)">
          <draw:image xlink:href="Pictures/100002010000009D000000EEA63EAFB1A4FF1F0E.png" xlink:type="simple" xlink:show="embed" xlink:actuate="onLoad">
            <text:p/>
          </draw:image>
        </draw:frame>
        <draw:frame draw:name="Google Shape;388;p24" draw:style-name="gr9" draw:text-style-name="P16" draw:layer="layout" svg:width="1.244cm" svg:height="1.887cm" draw:transform="rotate (-3.14159265358979) translate (1.597cm 8.71cm)">
          <draw:image xlink:href="Pictures/100002010000009D000000EEA63EAFB1A4FF1F0E.png" xlink:type="simple" xlink:show="embed" xlink:actuate="onLoad">
            <text:p/>
          </draw:image>
        </draw:frame>
        <draw:frame draw:name="Google Shape;389;p24" draw:style-name="gr9" draw:text-style-name="P16" draw:layer="layout" svg:width="1.244cm" svg:height="1.887cm" draw:transform="rotate (-3.14159265358979) translate (3.036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390;p24" draw:style-name="gr5" draw:text-style-name="P12" draw:layer="layout" svg:width="3.661cm" svg:height="0.683cm" svg:x="10.885cm" svg:y="4.388cm">
          <text:p text:style-name="P7"><text:span text:style-name="T13">A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24" draw:style-name="gr5" draw:text-style-name="P12" draw:layer="layout" svg:width="3.661cm" svg:height="0.683cm" svg:x="21.892cm" svg:y="9.045cm">
          <text:p text:style-name="P7"><text:span text:style-name="T13">B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24" draw:style-name="gr5" draw:text-style-name="P12" draw:layer="layout" svg:width="3.661cm" svg:height="0.683cm" svg:x="0.352cm" svg:y="8.911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24" draw:style-name="gr5" draw:text-style-name="P12" draw:layer="layout" svg:width="3.661cm" svg:height="0.683cm" svg:x="10.674cm" svg:y="11.117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4;p24" draw:style-name="gr9" draw:text-style-name="P16" draw:layer="layout" svg:width="0.945cm" svg:height="0.943cm" svg:x="20.449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395;p24" draw:style-name="gr5" draw:text-style-name="P12" draw:layer="layout" svg:width="1.244cm" svg:height="0.683cm" svg:x="20.318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6;p24" draw:style-name="gr9" draw:text-style-name="P16" draw:layer="layout" svg:width="1.244cm" svg:height="1.244cm" svg:x="4.369cm" svg:y="7.144cm">
          <draw:image xlink:href="Pictures/10000201000000F0000000F05F23E76F7895E795.png" xlink:type="simple" xlink:show="embed" xlink:actuate="onLoad">
            <text:p/>
          </draw:image>
        </draw:frame>
        <draw:frame draw:name="Google Shape;397;p24" draw:style-name="gr9" draw:text-style-name="P16" draw:layer="layout" svg:width="1.244cm" svg:height="1.241cm" svg:x="10.183cm" svg:y="5.704cm">
          <draw:image xlink:href="Pictures/10000201000001900000018FDE2DF6F5403CAC86.png" xlink:type="simple" xlink:show="embed" xlink:actuate="onLoad">
            <text:p/>
          </draw:image>
        </draw:frame>
        <draw:frame draw:name="Google Shape;398;p24" draw:style-name="gr9" draw:text-style-name="P16" draw:layer="layout" svg:width="1.244cm" svg:height="1.241cm" svg:x="17.876cm" svg:y="6.946cm">
          <draw:image xlink:href="Pictures/10000201000001900000018FBB44A6FC60CE038A.png" xlink:type="simple" xlink:show="embed" xlink:actuate="onLoad">
            <text:p/>
          </draw:image>
        </draw:frame>
        <draw:custom-shape draw:name="Google Shape;399;p24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24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24" draw:style-name="gr12" draw:text-style-name="P19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24" draw:style-name="gr13" draw:text-style-name="P20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3;p24" draw:style-name="gr9" draw:text-style-name="P16" draw:layer="layout" svg:width="0.945cm" svg:height="0.943cm" svg:x="-2.26cm" svg:y="12.524cm">
          <draw:image xlink:href="Pictures/10000201000001D0000001CFC36DCA18C925A338.png" xlink:type="simple" xlink:show="embed" xlink:actuate="onLoad">
            <text:p/>
          </draw:image>
        </draw:frame>
        <draw:custom-shape draw:name="Google Shape;404;p24" draw:style-name="gr5" draw:text-style-name="P12" draw:layer="layout" svg:width="1.244cm" svg:height="0.683cm" svg:x="-2.391cm" svg:y="12.65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5;p24" draw:style-name="gr9" draw:text-style-name="P16" draw:layer="layout" svg:width="1.244cm" svg:height="1.244cm" svg:x="11.834cm" svg:y="5.702cm">
          <draw:image xlink:href="Pictures/10000201000007D0000007D08D806DD5CCFF1534.png" xlink:type="simple" xlink:show="embed" xlink:actuate="onLoad">
            <text:p/>
          </draw:image>
        </draw:frame>
        <draw:custom-shape draw:name="Google Shape;406;p24" draw:style-name="gr5" draw:text-style-name="P12" draw:layer="layout" svg:width="1.244cm" svg:height="0.683cm" svg:x="11.931cm" svg:y="5.982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7;p24" draw:style-name="gr9" draw:text-style-name="P16" draw:layer="layout" svg:width="0.945cm" svg:height="0.943cm" svg:x="11.296cm" svg:y="9.979cm">
          <draw:image xlink:href="Pictures/10000201000001D0000001CFC36DCA18C925A338.png" xlink:type="simple" xlink:show="embed" xlink:actuate="onLoad">
            <text:p/>
          </draw:image>
        </draw:frame>
        <draw:custom-shape draw:name="Google Shape;408;p24" draw:style-name="gr5" draw:text-style-name="P12" draw:layer="layout" svg:width="1.244cm" svg:height="0.683cm" svg:x="11.166cm" svg:y="10.109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9;p24" draw:style-name="gr9" draw:text-style-name="P16" draw:layer="layout" svg:width="1.297cm" svg:height="1.887cm" svg:x="10.885cm" svg:y="11.839cm">
          <draw:image xlink:href="Pictures/10000000000000DE00000143B58C35457858C3FE.jpg" xlink:type="simple" xlink:show="embed" xlink:actuate="onLoad">
            <text:p/>
          </draw:image>
        </draw:frame>
        <draw:frame draw:name="Google Shape;410;p24" draw:style-name="gr9" draw:text-style-name="P16" draw:layer="layout" svg:width="1.297cm" svg:height="1.887cm" svg:x="12.411cm" svg:y="11.839cm">
          <draw:image xlink:href="Pictures/10000000000000DE00000143AFD06AD0B337762A.jpg" xlink:type="simple" xlink:show="embed" xlink:actuate="onLoad">
            <text:p/>
          </draw:image>
        </draw:frame>
        <draw:custom-shape draw:name="Google Shape;411;p24" draw:style-name="gr14" draw:text-style-name="P12" draw:layer="layout" svg:width="4.127cm" svg:height="3.282cm" svg:x="10.44cm" svg:y="10.669cm"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7;g33cf9f621a_0_372:notes" draw:style-name="gr1" draw:layer="layout" svg:width="16.932cm" svg:height="9.524cm" svg:x="1.059cm" svg:y="1.905cm" draw:page-number="12" presentation:class="page"/>
          <draw:frame draw:name="Google Shape;378;g33cf9f621a_0_37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さんの視点&#10;①Cコール&#10;②あなたレイズ(３BET)" draw:style-name="dp1" draw:master-page-name="TITLE_5f_AND_5f_BODY" presentation:presentation-page-layout-name="AL2T1">
        <draw:frame draw:name="Google Shape;416;p25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C</text:span><text:span text:style-name="T4">さんの視点</text:span><text:span text:style-name="T4"><text:line-break/></text:span><text:span text:style-name="T17">①</text:span><text:span text:style-name="T17">C</text:span><text:span text:style-name="T17">コール</text:span><text:span text:style-name="T17"><text:line-break/></text:span><text:span text:style-name="T17">②あなたレイズ</text:span><text:span text:style-name="T17">(</text:span><text:span text:style-name="T17">３</text:span><text:span text:style-name="T17">BET)</text:span></text:p>
          </draw:text-box>
        </draw:frame>
        <draw:custom-shape draw:name="Google Shape;417;p25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25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9;p25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20;p25" draw:style-name="gr9" draw:text-style-name="P16" draw:layer="layout" svg:width="1.244cm" svg:height="1.887cm" draw:transform="rotate (-3.14159265358979) translate (23.609cm 8.71cm)">
          <draw:image xlink:href="Pictures/100002010000009D000000EEA63EAFB1A4FF1F0E.png" xlink:type="simple" xlink:show="embed" xlink:actuate="onLoad">
            <text:p/>
          </draw:image>
        </draw:frame>
        <draw:frame draw:name="Google Shape;421;p25" draw:style-name="gr9" draw:text-style-name="P16" draw:layer="layout" svg:width="1.244cm" svg:height="1.887cm" draw:transform="rotate (-3.14159265358979) translate (25.048cm 8.71cm)">
          <draw:image xlink:href="Pictures/100002010000009D000000EEA63EAFB1A4FF1F0E.png" xlink:type="simple" xlink:show="embed" xlink:actuate="onLoad">
            <text:p/>
          </draw:image>
        </draw:frame>
        <draw:frame draw:name="Google Shape;422;p25" draw:style-name="gr9" draw:text-style-name="P16" draw:layer="layout" svg:width="1.244cm" svg:height="1.887cm" draw:transform="rotate (-3.14159265358979) translate (12.437cm 4.327cm)">
          <draw:image xlink:href="Pictures/100002010000009D000000EEA63EAFB1A4FF1F0E.png" xlink:type="simple" xlink:show="embed" xlink:actuate="onLoad">
            <text:p/>
          </draw:image>
        </draw:frame>
        <draw:frame draw:name="Google Shape;423;p25" draw:style-name="gr9" draw:text-style-name="P16" draw:layer="layout" svg:width="1.244cm" svg:height="1.887cm" draw:transform="rotate (-3.14159265358979) translate (13.877cm 4.327cm)">
          <draw:image xlink:href="Pictures/100002010000009D000000EEA63EAFB1A4FF1F0E.png" xlink:type="simple" xlink:show="embed" xlink:actuate="onLoad">
            <text:p/>
          </draw:image>
        </draw:frame>
        <draw:frame draw:name="Google Shape;424;p25" draw:style-name="gr9" draw:text-style-name="P16" draw:layer="layout" svg:width="1.244cm" svg:height="1.887cm" draw:transform="rotate (-3.14159265358979) translate (1.597cm 8.71cm)">
          <draw:image xlink:href="Pictures/100002010000009D000000EEA63EAFB1A4FF1F0E.png" xlink:type="simple" xlink:show="embed" xlink:actuate="onLoad">
            <text:p/>
          </draw:image>
        </draw:frame>
        <draw:frame draw:name="Google Shape;425;p25" draw:style-name="gr9" draw:text-style-name="P16" draw:layer="layout" svg:width="1.244cm" svg:height="1.887cm" draw:transform="rotate (-3.14159265358979) translate (3.036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426;p25" draw:style-name="gr5" draw:text-style-name="P12" draw:layer="layout" svg:width="3.661cm" svg:height="0.683cm" svg:x="10.885cm" svg:y="4.388cm">
          <text:p text:style-name="P7"><text:span text:style-name="T13">A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25" draw:style-name="gr5" draw:text-style-name="P12" draw:layer="layout" svg:width="3.661cm" svg:height="0.683cm" svg:x="21.892cm" svg:y="9.045cm">
          <text:p text:style-name="P7"><text:span text:style-name="T13">B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25" draw:style-name="gr5" draw:text-style-name="P12" draw:layer="layout" svg:width="3.661cm" svg:height="0.683cm" svg:x="0.352cm" svg:y="8.911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25" draw:style-name="gr5" draw:text-style-name="P12" draw:layer="layout" svg:width="3.661cm" svg:height="0.683cm" svg:x="10.674cm" svg:y="11.117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25" draw:style-name="gr9" draw:text-style-name="P16" draw:layer="layout" svg:width="0.945cm" svg:height="0.943cm" svg:x="20.449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431;p25" draw:style-name="gr5" draw:text-style-name="P12" draw:layer="layout" svg:width="1.244cm" svg:height="0.683cm" svg:x="20.318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2;p25" draw:style-name="gr9" draw:text-style-name="P16" draw:layer="layout" svg:width="1.244cm" svg:height="1.244cm" svg:x="4.369cm" svg:y="7.144cm">
          <draw:image xlink:href="Pictures/10000201000000F0000000F05F23E76F7895E795.png" xlink:type="simple" xlink:show="embed" xlink:actuate="onLoad">
            <text:p/>
          </draw:image>
        </draw:frame>
        <draw:frame draw:name="Google Shape;433;p25" draw:style-name="gr9" draw:text-style-name="P16" draw:layer="layout" svg:width="1.244cm" svg:height="1.241cm" svg:x="10.183cm" svg:y="5.704cm">
          <draw:image xlink:href="Pictures/10000201000001900000018FDE2DF6F5403CAC86.png" xlink:type="simple" xlink:show="embed" xlink:actuate="onLoad">
            <text:p/>
          </draw:image>
        </draw:frame>
        <draw:frame draw:name="Google Shape;434;p25" draw:style-name="gr9" draw:text-style-name="P16" draw:layer="layout" svg:width="1.244cm" svg:height="1.241cm" svg:x="17.876cm" svg:y="6.946cm">
          <draw:image xlink:href="Pictures/10000201000001900000018FBB44A6FC60CE038A.png" xlink:type="simple" xlink:show="embed" xlink:actuate="onLoad">
            <text:p/>
          </draw:image>
        </draw:frame>
        <draw:custom-shape draw:name="Google Shape;435;p25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25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25" draw:style-name="gr12" draw:text-style-name="P19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25" draw:style-name="gr13" draw:text-style-name="P20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9;p25" draw:style-name="gr9" draw:text-style-name="P16" draw:layer="layout" svg:width="0.945cm" svg:height="0.943cm" svg:x="-2.26cm" svg:y="12.524cm">
          <draw:image xlink:href="Pictures/10000201000001D0000001CFC36DCA18C925A338.png" xlink:type="simple" xlink:show="embed" xlink:actuate="onLoad">
            <text:p/>
          </draw:image>
        </draw:frame>
        <draw:custom-shape draw:name="Google Shape;440;p25" draw:style-name="gr5" draw:text-style-name="P12" draw:layer="layout" svg:width="1.244cm" svg:height="0.683cm" svg:x="-2.391cm" svg:y="12.65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1;p25" draw:style-name="gr9" draw:text-style-name="P16" draw:layer="layout" svg:width="1.244cm" svg:height="1.244cm" svg:x="11.834cm" svg:y="5.702cm">
          <draw:image xlink:href="Pictures/10000201000007D0000007D08D806DD5CCFF1534.png" xlink:type="simple" xlink:show="embed" xlink:actuate="onLoad">
            <text:p/>
          </draw:image>
        </draw:frame>
        <draw:custom-shape draw:name="Google Shape;442;p25" draw:style-name="gr5" draw:text-style-name="P12" draw:layer="layout" svg:width="1.244cm" svg:height="0.683cm" svg:x="11.931cm" svg:y="5.982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3;p25" draw:style-name="gr9" draw:text-style-name="P16" draw:layer="layout" svg:width="0.945cm" svg:height="0.943cm" svg:x="11.296cm" svg:y="9.979cm">
          <draw:image xlink:href="Pictures/10000201000001D0000001CFC36DCA18C925A338.png" xlink:type="simple" xlink:show="embed" xlink:actuate="onLoad">
            <text:p/>
          </draw:image>
        </draw:frame>
        <draw:custom-shape draw:name="Google Shape;444;p25" draw:style-name="gr5" draw:text-style-name="P12" draw:layer="layout" svg:width="1.244cm" svg:height="0.683cm" svg:x="11.166cm" svg:y="10.109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5;p25" draw:style-name="gr9" draw:text-style-name="P16" draw:layer="layout" svg:width="1.297cm" svg:height="1.887cm" svg:x="10.885cm" svg:y="11.839cm">
          <draw:image xlink:href="Pictures/10000000000000DE00000143B58C35457858C3FE.jpg" xlink:type="simple" xlink:show="embed" xlink:actuate="onLoad">
            <text:p/>
          </draw:image>
        </draw:frame>
        <draw:frame draw:name="Google Shape;446;p25" draw:style-name="gr9" draw:text-style-name="P16" draw:layer="layout" svg:width="1.297cm" svg:height="1.887cm" svg:x="12.411cm" svg:y="11.839cm">
          <draw:image xlink:href="Pictures/10000000000000DE00000143AFD06AD0B337762A.jpg" xlink:type="simple" xlink:show="embed" xlink:actuate="onLoad">
            <text:p/>
          </draw:image>
        </draw:frame>
        <draw:custom-shape draw:name="Google Shape;447;p25" draw:style-name="gr14" draw:text-style-name="P12" draw:layer="layout" svg:width="4.127cm" svg:height="3.282cm" svg:x="0.118cm" svg:y="6.442cm"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8;p25" draw:style-name="gr9" draw:text-style-name="P16" draw:layer="layout" svg:width="0.945cm" svg:height="0.943cm" svg:x="-1.837cm" svg:y="12.947cm">
          <draw:image xlink:href="Pictures/10000201000001D0000001CFC36DCA18C925A338.png" xlink:type="simple" xlink:show="embed" xlink:actuate="onLoad">
            <text:p/>
          </draw:image>
        </draw:frame>
        <draw:custom-shape draw:name="Google Shape;449;p25" draw:style-name="gr5" draw:text-style-name="P12" draw:layer="layout" svg:width="1.244cm" svg:height="0.683cm" svg:x="-1.967cm" svg:y="13.07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0;p25" draw:style-name="gr9" draw:text-style-name="P16" draw:layer="layout" svg:width="0.945cm" svg:height="0.943cm" svg:x="-1.414cm" svg:y="13.371cm">
          <draw:image xlink:href="Pictures/10000201000001D0000001CFC36DCA18C925A338.png" xlink:type="simple" xlink:show="embed" xlink:actuate="onLoad">
            <text:p/>
          </draw:image>
        </draw:frame>
        <draw:custom-shape draw:name="Google Shape;451;p25" draw:style-name="gr5" draw:text-style-name="P12" draw:layer="layout" svg:width="1.244cm" svg:height="0.683cm" svg:x="-1.544cm" svg:y="13.501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2;p25" draw:style-name="gr9" draw:text-style-name="P16" draw:layer="layout" svg:width="0.945cm" svg:height="0.943cm" svg:x="4.076cm" svg:y="8.71cm">
          <draw:image xlink:href="Pictures/10000201000001D0000001CFC36DCA18C925A338.png" xlink:type="simple" xlink:show="embed" xlink:actuate="onLoad">
            <text:p/>
          </draw:image>
        </draw:frame>
        <draw:custom-shape draw:name="Google Shape;453;p25" draw:style-name="gr5" draw:text-style-name="P12" draw:layer="layout" svg:width="1.244cm" svg:height="0.683cm" svg:x="3.946cm" svg:y="8.8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4;p25" draw:style-name="gr9" draw:text-style-name="P16" draw:layer="layout" svg:width="0.945cm" svg:height="0.943cm" svg:x="4.5cm" svg:y="9.134cm">
          <draw:image xlink:href="Pictures/10000201000001D0000001CFC36DCA18C925A338.png" xlink:type="simple" xlink:show="embed" xlink:actuate="onLoad">
            <text:p/>
          </draw:image>
        </draw:frame>
        <draw:custom-shape draw:name="Google Shape;455;p25" draw:style-name="gr5" draw:text-style-name="P12" draw:layer="layout" svg:width="1.244cm" svg:height="0.683cm" svg:x="4.369cm" svg:y="9.26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6;p25" draw:style-name="gr9" draw:text-style-name="P16" draw:layer="layout" svg:width="0.945cm" svg:height="0.943cm" svg:x="4.923cm" svg:y="9.557cm">
          <draw:image xlink:href="Pictures/10000201000001D0000001CFC36DCA18C925A338.png" xlink:type="simple" xlink:show="embed" xlink:actuate="onLoad">
            <text:p/>
          </draw:image>
        </draw:frame>
        <draw:custom-shape draw:name="Google Shape;457;p25" draw:style-name="gr5" draw:text-style-name="P12" draw:layer="layout" svg:width="1.244cm" svg:height="0.683cm" svg:x="4.793cm" svg:y="9.68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3;g33cf9f621a_0_415:notes" draw:style-name="gr1" draw:layer="layout" svg:width="16.932cm" svg:height="9.524cm" svg:x="1.059cm" svg:y="1.905cm" draw:page-number="13" presentation:class="page"/>
          <draw:frame draw:name="Google Shape;414;g33cf9f621a_0_41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さんの視点&#10;①Cコール&#10;②あなたレイズ(３BET)&#10;③Cコール" draw:style-name="dp1" draw:master-page-name="TITLE_5f_AND_5f_BODY" presentation:presentation-page-layout-name="AL2T1">
        <draw:frame draw:name="Google Shape;462;p26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C</text:span><text:span text:style-name="T4">さんの視点</text:span><text:span text:style-name="T4"><text:line-break/></text:span><text:span text:style-name="T17">①</text:span><text:span text:style-name="T17">C</text:span><text:span text:style-name="T17">コール</text:span><text:span text:style-name="T17"><text:line-break/></text:span><text:span text:style-name="T17">②あなたレイズ</text:span><text:span text:style-name="T17">(</text:span><text:span text:style-name="T17">３</text:span><text:span text:style-name="T17">BET)</text:span><text:span text:style-name="T17"><text:line-break/></text:span><text:span text:style-name="T17">③C</text:span><text:span text:style-name="T17">コール</text:span></text:p>
          </draw:text-box>
        </draw:frame>
        <draw:custom-shape draw:name="Google Shape;463;p26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26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5;p26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66;p26" draw:style-name="gr9" draw:text-style-name="P16" draw:layer="layout" svg:width="1.244cm" svg:height="1.887cm" draw:transform="rotate (-3.14159265358979) translate (1.597cm 8.71cm)">
          <draw:image xlink:href="Pictures/100002010000009D000000EEA63EAFB1A4FF1F0E.png" xlink:type="simple" xlink:show="embed" xlink:actuate="onLoad">
            <text:p/>
          </draw:image>
        </draw:frame>
        <draw:frame draw:name="Google Shape;467;p26" draw:style-name="gr9" draw:text-style-name="P16" draw:layer="layout" svg:width="1.244cm" svg:height="1.887cm" draw:transform="rotate (-3.14159265358979) translate (3.036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468;p26" draw:style-name="gr5" draw:text-style-name="P12" draw:layer="layout" svg:width="3.661cm" svg:height="0.683cm" svg:x="0.352cm" svg:y="8.911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26" draw:style-name="gr5" draw:text-style-name="P12" draw:layer="layout" svg:width="3.661cm" svg:height="0.683cm" svg:x="10.674cm" svg:y="11.117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0;p26" draw:style-name="gr9" draw:text-style-name="P16" draw:layer="layout" svg:width="0.945cm" svg:height="0.943cm" svg:x="20.449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471;p26" draw:style-name="gr5" draw:text-style-name="P12" draw:layer="layout" svg:width="1.244cm" svg:height="0.683cm" svg:x="20.318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2;p26" draw:style-name="gr9" draw:text-style-name="P16" draw:layer="layout" svg:width="1.244cm" svg:height="1.244cm" svg:x="4.369cm" svg:y="7.144cm">
          <draw:image xlink:href="Pictures/10000201000000F0000000F05F23E76F7895E795.png" xlink:type="simple" xlink:show="embed" xlink:actuate="onLoad">
            <text:p/>
          </draw:image>
        </draw:frame>
        <draw:frame draw:name="Google Shape;473;p26" draw:style-name="gr9" draw:text-style-name="P16" draw:layer="layout" svg:width="1.244cm" svg:height="1.241cm" svg:x="10.183cm" svg:y="5.704cm">
          <draw:image xlink:href="Pictures/10000201000001900000018FDE2DF6F5403CAC86.png" xlink:type="simple" xlink:show="embed" xlink:actuate="onLoad">
            <text:p/>
          </draw:image>
        </draw:frame>
        <draw:frame draw:name="Google Shape;474;p26" draw:style-name="gr9" draw:text-style-name="P16" draw:layer="layout" svg:width="1.244cm" svg:height="1.241cm" svg:x="17.876cm" svg:y="6.946cm">
          <draw:image xlink:href="Pictures/10000201000001900000018FBB44A6FC60CE038A.png" xlink:type="simple" xlink:show="embed" xlink:actuate="onLoad">
            <text:p/>
          </draw:image>
        </draw:frame>
        <draw:custom-shape draw:name="Google Shape;475;p26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26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26" draw:style-name="gr12" draw:text-style-name="P19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26" draw:style-name="gr13" draw:text-style-name="P20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9;p26" draw:style-name="gr9" draw:text-style-name="P16" draw:layer="layout" svg:width="0.945cm" svg:height="0.943cm" svg:x="-2.26cm" svg:y="12.524cm">
          <draw:image xlink:href="Pictures/10000201000001D0000001CFC36DCA18C925A338.png" xlink:type="simple" xlink:show="embed" xlink:actuate="onLoad">
            <text:p/>
          </draw:image>
        </draw:frame>
        <draw:custom-shape draw:name="Google Shape;480;p26" draw:style-name="gr5" draw:text-style-name="P12" draw:layer="layout" svg:width="1.244cm" svg:height="0.683cm" svg:x="-2.391cm" svg:y="12.65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1;p26" draw:style-name="gr9" draw:text-style-name="P16" draw:layer="layout" svg:width="1.244cm" svg:height="1.244cm" svg:x="11.834cm" svg:y="5.702cm">
          <draw:image xlink:href="Pictures/10000201000007D0000007D08D806DD5CCFF1534.png" xlink:type="simple" xlink:show="embed" xlink:actuate="onLoad">
            <text:p/>
          </draw:image>
        </draw:frame>
        <draw:custom-shape draw:name="Google Shape;482;p26" draw:style-name="gr5" draw:text-style-name="P12" draw:layer="layout" svg:width="1.244cm" svg:height="0.683cm" svg:x="11.931cm" svg:y="5.982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3;p26" draw:style-name="gr9" draw:text-style-name="P16" draw:layer="layout" svg:width="1.297cm" svg:height="1.887cm" svg:x="10.885cm" svg:y="11.839cm">
          <draw:image xlink:href="Pictures/10000000000000DE00000143B58C35457858C3FE.jpg" xlink:type="simple" xlink:show="embed" xlink:actuate="onLoad">
            <text:p/>
          </draw:image>
        </draw:frame>
        <draw:frame draw:name="Google Shape;484;p26" draw:style-name="gr9" draw:text-style-name="P16" draw:layer="layout" svg:width="1.297cm" svg:height="1.887cm" svg:x="12.411cm" svg:y="11.839cm">
          <draw:image xlink:href="Pictures/10000000000000DE00000143AFD06AD0B337762A.jpg" xlink:type="simple" xlink:show="embed" xlink:actuate="onLoad">
            <text:p/>
          </draw:image>
        </draw:frame>
        <draw:custom-shape draw:name="Google Shape;485;p26" draw:style-name="gr14" draw:text-style-name="P12" draw:layer="layout" svg:width="4.127cm" svg:height="3.282cm" svg:x="10.392cm" svg:y="10.669cm"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6;p26" draw:style-name="gr9" draw:text-style-name="P16" draw:layer="layout" svg:width="0.945cm" svg:height="0.943cm" svg:x="-1.837cm" svg:y="12.947cm">
          <draw:image xlink:href="Pictures/10000201000001D0000001CFC36DCA18C925A338.png" xlink:type="simple" xlink:show="embed" xlink:actuate="onLoad">
            <text:p/>
          </draw:image>
        </draw:frame>
        <draw:custom-shape draw:name="Google Shape;487;p26" draw:style-name="gr5" draw:text-style-name="P12" draw:layer="layout" svg:width="1.244cm" svg:height="0.683cm" svg:x="-1.967cm" svg:y="13.07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8;p26" draw:style-name="gr9" draw:text-style-name="P16" draw:layer="layout" svg:width="0.945cm" svg:height="0.943cm" svg:x="-1.414cm" svg:y="13.371cm">
          <draw:image xlink:href="Pictures/10000201000001D0000001CFC36DCA18C925A338.png" xlink:type="simple" xlink:show="embed" xlink:actuate="onLoad">
            <text:p/>
          </draw:image>
        </draw:frame>
        <draw:custom-shape draw:name="Google Shape;489;p26" draw:style-name="gr5" draw:text-style-name="P12" draw:layer="layout" svg:width="1.244cm" svg:height="0.683cm" svg:x="-1.544cm" svg:y="13.501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0;p26" draw:style-name="gr9" draw:text-style-name="P16" draw:layer="layout" svg:width="0.945cm" svg:height="0.943cm" svg:x="4.076cm" svg:y="8.71cm">
          <draw:image xlink:href="Pictures/10000201000001D0000001CFC36DCA18C925A338.png" xlink:type="simple" xlink:show="embed" xlink:actuate="onLoad">
            <text:p/>
          </draw:image>
        </draw:frame>
        <draw:custom-shape draw:name="Google Shape;491;p26" draw:style-name="gr5" draw:text-style-name="P12" draw:layer="layout" svg:width="1.244cm" svg:height="0.683cm" svg:x="3.946cm" svg:y="8.8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2;p26" draw:style-name="gr9" draw:text-style-name="P16" draw:layer="layout" svg:width="0.945cm" svg:height="0.943cm" svg:x="4.5cm" svg:y="9.134cm">
          <draw:image xlink:href="Pictures/10000201000001D0000001CFC36DCA18C925A338.png" xlink:type="simple" xlink:show="embed" xlink:actuate="onLoad">
            <text:p/>
          </draw:image>
        </draw:frame>
        <draw:custom-shape draw:name="Google Shape;493;p26" draw:style-name="gr5" draw:text-style-name="P12" draw:layer="layout" svg:width="1.244cm" svg:height="0.683cm" svg:x="4.369cm" svg:y="9.26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4;p26" draw:style-name="gr9" draw:text-style-name="P16" draw:layer="layout" svg:width="0.945cm" svg:height="0.943cm" svg:x="4.923cm" svg:y="9.557cm">
          <draw:image xlink:href="Pictures/10000201000001D0000001CFC36DCA18C925A338.png" xlink:type="simple" xlink:show="embed" xlink:actuate="onLoad">
            <text:p/>
          </draw:image>
        </draw:frame>
        <draw:custom-shape draw:name="Google Shape;495;p26" draw:style-name="gr5" draw:text-style-name="P12" draw:layer="layout" svg:width="1.244cm" svg:height="0.683cm" svg:x="4.793cm" svg:y="9.68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6;p26" draw:style-name="gr9" draw:text-style-name="P16" draw:layer="layout" svg:width="0.945cm" svg:height="0.943cm" svg:x="10.313cm" svg:y="9.313cm">
          <draw:image xlink:href="Pictures/10000201000001D0000001CFC36DCA18C925A338.png" xlink:type="simple" xlink:show="embed" xlink:actuate="onLoad">
            <text:p/>
          </draw:image>
        </draw:frame>
        <draw:custom-shape draw:name="Google Shape;497;p26" draw:style-name="gr5" draw:text-style-name="P12" draw:layer="layout" svg:width="1.244cm" svg:height="0.683cm" svg:x="10.183cm" svg:y="9.443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8;p26" draw:style-name="gr9" draw:text-style-name="P16" draw:layer="layout" svg:width="0.945cm" svg:height="0.943cm" svg:x="10.737cm" svg:y="9.736cm">
          <draw:image xlink:href="Pictures/10000201000001D0000001CFC36DCA18C925A338.png" xlink:type="simple" xlink:show="embed" xlink:actuate="onLoad">
            <text:p/>
          </draw:image>
        </draw:frame>
        <draw:custom-shape draw:name="Google Shape;499;p26" draw:style-name="gr5" draw:text-style-name="P12" draw:layer="layout" svg:width="1.244cm" svg:height="0.683cm" svg:x="10.606cm" svg:y="9.866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0;p26" draw:style-name="gr9" draw:text-style-name="P16" draw:layer="layout" svg:width="0.945cm" svg:height="0.943cm" svg:x="11.16cm" svg:y="10.16cm">
          <draw:image xlink:href="Pictures/10000201000001D0000001CFC36DCA18C925A338.png" xlink:type="simple" xlink:show="embed" xlink:actuate="onLoad">
            <text:p/>
          </draw:image>
        </draw:frame>
        <draw:custom-shape draw:name="Google Shape;501;p26" draw:style-name="gr5" draw:text-style-name="P12" draw:layer="layout" svg:width="1.244cm" svg:height="0.683cm" svg:x="11.03cm" svg:y="10.29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9;g33cf9f621a_0_466:notes" draw:style-name="gr1" draw:layer="layout" svg:width="16.932cm" svg:height="9.524cm" svg:x="1.059cm" svg:y="1.905cm" draw:page-number="14" presentation:class="page"/>
          <draw:frame draw:name="Google Shape;460;g33cf9f621a_0_46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さんの視点&#10;①Cコール　　　　　　　④Cチェック&#10;②あなたレイズ(３BET)&#10;③Cコール" draw:style-name="dp1" draw:master-page-name="TITLE_5f_AND_5f_BODY" presentation:presentation-page-layout-name="AL2T1">
        <draw:frame draw:name="Google Shape;506;p27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C</text:span><text:span text:style-name="T4">さんの視点</text:span><text:span text:style-name="T4"><text:line-break/></text:span><text:span text:style-name="T17">①</text:span><text:span text:style-name="T17">C</text:span><text:span text:style-name="T17">コール　　　　　　　④</text:span><text:span text:style-name="T17">C</text:span><text:span text:style-name="T17">チェック</text:span><text:span text:style-name="T17"><text:line-break/></text:span><text:span text:style-name="T17">②あなたレイズ</text:span><text:span text:style-name="T17">(</text:span><text:span text:style-name="T17">３</text:span><text:span text:style-name="T17">BET)</text:span><text:span text:style-name="T17"><text:line-break/></text:span><text:span text:style-name="T17">③C</text:span><text:span text:style-name="T17">コール</text:span></text:p>
          </draw:text-box>
        </draw:frame>
        <draw:custom-shape draw:name="Google Shape;507;p27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27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9;p27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10;p27" draw:style-name="gr9" draw:text-style-name="P16" draw:layer="layout" svg:width="1.244cm" svg:height="1.887cm" draw:transform="rotate (-3.14159265358979) translate (1.597cm 8.71cm)">
          <draw:image xlink:href="Pictures/100002010000009D000000EEA63EAFB1A4FF1F0E.png" xlink:type="simple" xlink:show="embed" xlink:actuate="onLoad">
            <text:p/>
          </draw:image>
        </draw:frame>
        <draw:frame draw:name="Google Shape;511;p27" draw:style-name="gr9" draw:text-style-name="P16" draw:layer="layout" svg:width="1.244cm" svg:height="1.887cm" draw:transform="rotate (-3.14159265358979) translate (3.036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512;p27" draw:style-name="gr5" draw:text-style-name="P12" draw:layer="layout" svg:width="3.661cm" svg:height="0.683cm" svg:x="0.352cm" svg:y="8.911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27" draw:style-name="gr5" draw:text-style-name="P12" draw:layer="layout" svg:width="3.661cm" svg:height="0.683cm" svg:x="10.674cm" svg:y="11.117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4;p27" draw:style-name="gr9" draw:text-style-name="P16" draw:layer="layout" svg:width="1.244cm" svg:height="1.244cm" svg:x="4.369cm" svg:y="7.144cm">
          <draw:image xlink:href="Pictures/10000201000000F0000000F05F23E76F7895E795.png" xlink:type="simple" xlink:show="embed" xlink:actuate="onLoad">
            <text:p/>
          </draw:image>
        </draw:frame>
        <draw:frame draw:name="Google Shape;515;p27" draw:style-name="gr9" draw:text-style-name="P16" draw:layer="layout" svg:width="1.244cm" svg:height="1.241cm" svg:x="10.183cm" svg:y="4.857cm">
          <draw:image xlink:href="Pictures/10000201000001900000018FDE2DF6F5403CAC86.png" xlink:type="simple" xlink:show="embed" xlink:actuate="onLoad">
            <text:p/>
          </draw:image>
        </draw:frame>
        <draw:frame draw:name="Google Shape;516;p27" draw:style-name="gr9" draw:text-style-name="P16" draw:layer="layout" svg:width="1.244cm" svg:height="1.241cm" svg:x="19.358cm" svg:y="6.946cm">
          <draw:image xlink:href="Pictures/10000201000001900000018FBB44A6FC60CE038A.png" xlink:type="simple" xlink:show="embed" xlink:actuate="onLoad">
            <text:p/>
          </draw:image>
        </draw:frame>
        <draw:custom-shape draw:name="Google Shape;517;p27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27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27" draw:style-name="gr13" draw:text-style-name="P20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27" draw:style-name="gr15" draw:text-style-name="P21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1;p27" draw:style-name="gr9" draw:text-style-name="P16" draw:layer="layout" svg:width="0.945cm" svg:height="0.943cm" svg:x="-2.26cm" svg:y="12.524cm">
          <draw:image xlink:href="Pictures/10000201000001D0000001CFC36DCA18C925A338.png" xlink:type="simple" xlink:show="embed" xlink:actuate="onLoad">
            <text:p/>
          </draw:image>
        </draw:frame>
        <draw:custom-shape draw:name="Google Shape;522;p27" draw:style-name="gr5" draw:text-style-name="P12" draw:layer="layout" svg:width="1.244cm" svg:height="0.683cm" svg:x="-2.391cm" svg:y="12.65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3;p27" draw:style-name="gr9" draw:text-style-name="P16" draw:layer="layout" svg:width="1.297cm" svg:height="1.887cm" svg:x="10.885cm" svg:y="11.839cm">
          <draw:image xlink:href="Pictures/10000000000000DE00000143B58C35457858C3FE.jpg" xlink:type="simple" xlink:show="embed" xlink:actuate="onLoad">
            <text:p/>
          </draw:image>
        </draw:frame>
        <draw:frame draw:name="Google Shape;524;p27" draw:style-name="gr9" draw:text-style-name="P16" draw:layer="layout" svg:width="1.297cm" svg:height="1.887cm" svg:x="12.411cm" svg:y="11.839cm">
          <draw:image xlink:href="Pictures/10000000000000DE00000143AFD06AD0B337762A.jpg" xlink:type="simple" xlink:show="embed" xlink:actuate="onLoad">
            <text:p/>
          </draw:image>
        </draw:frame>
        <draw:custom-shape draw:name="Google Shape;525;p27" draw:style-name="gr14" draw:text-style-name="P12" draw:layer="layout" svg:width="4.127cm" svg:height="3.282cm" svg:x="10.392cm" svg:y="10.669cm"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6;p27" draw:style-name="gr9" draw:text-style-name="P16" draw:layer="layout" svg:width="0.945cm" svg:height="0.943cm" svg:x="-1.837cm" svg:y="12.947cm">
          <draw:image xlink:href="Pictures/10000201000001D0000001CFC36DCA18C925A338.png" xlink:type="simple" xlink:show="embed" xlink:actuate="onLoad">
            <text:p/>
          </draw:image>
        </draw:frame>
        <draw:custom-shape draw:name="Google Shape;527;p27" draw:style-name="gr5" draw:text-style-name="P12" draw:layer="layout" svg:width="1.244cm" svg:height="0.683cm" svg:x="-1.967cm" svg:y="13.07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8;p27" draw:style-name="gr9" draw:text-style-name="P16" draw:layer="layout" svg:width="0.945cm" svg:height="0.943cm" svg:x="-1.414cm" svg:y="13.371cm">
          <draw:image xlink:href="Pictures/10000201000001D0000001CFC36DCA18C925A338.png" xlink:type="simple" xlink:show="embed" xlink:actuate="onLoad">
            <text:p/>
          </draw:image>
        </draw:frame>
        <draw:custom-shape draw:name="Google Shape;529;p27" draw:style-name="gr5" draw:text-style-name="P12" draw:layer="layout" svg:width="1.244cm" svg:height="0.683cm" svg:x="-1.544cm" svg:y="13.501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0;p27" draw:style-name="gr9" draw:text-style-name="P16" draw:layer="layout" svg:width="0.945cm" svg:height="0.943cm" svg:x="17.697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531;p27" draw:style-name="gr5" draw:text-style-name="P12" draw:layer="layout" svg:width="1.244cm" svg:height="0.683cm" svg:x="17.567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2;p27" draw:style-name="gr9" draw:text-style-name="P16" draw:layer="layout" svg:width="0.945cm" svg:height="0.943cm" svg:x="17.485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533;p27" draw:style-name="gr5" draw:text-style-name="P12" draw:layer="layout" svg:width="1.244cm" svg:height="0.683cm" svg:x="17.355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4;p27" draw:style-name="gr9" draw:text-style-name="P16" draw:layer="layout" svg:width="0.945cm" svg:height="0.943cm" svg:x="17.274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535;p27" draw:style-name="gr5" draw:text-style-name="P12" draw:layer="layout" svg:width="1.244cm" svg:height="0.683cm" svg:x="17.143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6;p27" draw:style-name="gr9" draw:text-style-name="P16" draw:layer="layout" svg:width="0.945cm" svg:height="0.943cm" svg:x="17.062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537;p27" draw:style-name="gr5" draw:text-style-name="P12" draw:layer="layout" svg:width="1.244cm" svg:height="0.683cm" svg:x="16.932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8;p27" draw:style-name="gr9" draw:text-style-name="P16" draw:layer="layout" svg:width="0.945cm" svg:height="0.943cm" svg:x="16.85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539;p27" draw:style-name="gr5" draw:text-style-name="P12" draw:layer="layout" svg:width="1.244cm" svg:height="0.683cm" svg:x="16.72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0;p27" draw:style-name="gr9" draw:text-style-name="P16" draw:layer="layout" svg:width="0.945cm" svg:height="0.943cm" svg:x="16.639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541;p27" draw:style-name="gr5" draw:text-style-name="P12" draw:layer="layout" svg:width="1.244cm" svg:height="0.683cm" svg:x="16.508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2;p27" draw:style-name="gr9" draw:text-style-name="P16" draw:layer="layout" svg:width="0.945cm" svg:height="0.943cm" svg:x="17.062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543;p27" draw:style-name="gr5" draw:text-style-name="P12" draw:layer="layout" svg:width="1.244cm" svg:height="0.683cm" svg:x="16.932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4;p27" draw:style-name="gr9" draw:text-style-name="P16" draw:layer="layout" svg:width="1.244cm" svg:height="1.244cm" svg:x="17.076cm" svg:y="7.144cm">
          <draw:image xlink:href="Pictures/10000201000007D0000007D08D806DD5CCFF1534.png" xlink:type="simple" xlink:show="embed" xlink:actuate="onLoad">
            <text:p/>
          </draw:image>
        </draw:frame>
        <draw:custom-shape draw:name="Google Shape;545;p27" draw:style-name="gr5" draw:text-style-name="P12" draw:layer="layout" svg:width="1.244cm" svg:height="0.683cm" svg:x="17.173cm" svg:y="7.424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27" draw:style-name="gr5" draw:text-style-name="P12" draw:layer="layout" svg:width="3.661cm" svg:height="0.683cm" svg:x="16.389cm" svg:y="6.248cm">
          <text:p text:style-name="P7"><text:span text:style-name="T13">ポット </text:span><text:span text:style-name="T13">7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7;p27" draw:style-name="gr9" draw:text-style-name="P16" draw:layer="layout" svg:width="1.847cm" svg:height="2.688cm" svg:x="6.917cm" svg:y="6.714cm">
          <draw:image xlink:href="Pictures/10000000000000DE00000143AD9463861194D4BB.jpg" xlink:type="simple" xlink:show="embed" xlink:actuate="onLoad">
            <text:p/>
          </draw:image>
        </draw:frame>
        <draw:frame draw:name="Google Shape;548;p27" draw:style-name="gr9" draw:text-style-name="P16" draw:layer="layout" svg:width="1.847cm" svg:height="2.688cm" svg:x="11.124cm" svg:y="6.739cm">
          <draw:image xlink:href="Pictures/10000000000000DE0000014366EE07BA0A54E220.jpg" xlink:type="simple" xlink:show="embed" xlink:actuate="onLoad">
            <text:p/>
          </draw:image>
        </draw:frame>
        <draw:frame draw:name="Google Shape;549;p27" draw:style-name="gr9" draw:text-style-name="P16" draw:layer="layout" svg:width="1.847cm" svg:height="2.688cm" svg:x="8.986cm" svg:y="6.704cm">
          <draw:image xlink:href="Pictures/10000000000000DE00000143F11045D9C4D97083.jpg" xlink:type="simple" xlink:show="embed" xlink:actuate="onLoad">
            <text:p/>
          </draw:image>
        </draw:frame>
        <presentation:notes draw:style-name="dp2">
          <draw:page-thumbnail draw:name="Google Shape;503;g33cf9f621a_0_517:notes" draw:style-name="gr1" draw:layer="layout" svg:width="16.932cm" svg:height="9.524cm" svg:x="1.059cm" svg:y="1.905cm" draw:page-number="15" presentation:class="page"/>
          <draw:frame draw:name="Google Shape;504;g33cf9f621a_0_51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さんの視点&#10;①Cコール　　　　　　　④Cチェック&#10;②あなたレイズ(３BET)　　⑤あなたレイズ(400)&#10;③Cコール" draw:style-name="dp1" draw:master-page-name="TITLE_5f_AND_5f_BODY" presentation:presentation-page-layout-name="AL2T1">
        <draw:frame draw:name="Google Shape;554;p28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C</text:span><text:span text:style-name="T4">さんの視点</text:span><text:span text:style-name="T4"><text:line-break/></text:span><text:span text:style-name="T17">①</text:span><text:span text:style-name="T17">C</text:span><text:span text:style-name="T17">コール　　　　　　　④</text:span><text:span text:style-name="T17">C</text:span><text:span text:style-name="T17">チェック</text:span><text:span text:style-name="T17"><text:line-break/></text:span><text:span text:style-name="T17">②あなたレイズ</text:span><text:span text:style-name="T17">(</text:span><text:span text:style-name="T17">３</text:span><text:span text:style-name="T17">BET)</text:span><text:span text:style-name="T17">　　⑤あなたレイズ</text:span><text:span text:style-name="T17">(400)</text:span><text:span text:style-name="T17"><text:line-break/></text:span><text:span text:style-name="T17">③C</text:span><text:span text:style-name="T17">コール</text:span></text:p>
          </draw:text-box>
        </draw:frame>
        <draw:custom-shape draw:name="Google Shape;555;p28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28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7;p28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58;p28" draw:style-name="gr9" draw:text-style-name="P16" draw:layer="layout" svg:width="1.244cm" svg:height="1.887cm" draw:transform="rotate (-3.14159265358979) translate (1.597cm 8.71cm)">
          <draw:image xlink:href="Pictures/100002010000009D000000EEA63EAFB1A4FF1F0E.png" xlink:type="simple" xlink:show="embed" xlink:actuate="onLoad">
            <text:p/>
          </draw:image>
        </draw:frame>
        <draw:frame draw:name="Google Shape;559;p28" draw:style-name="gr9" draw:text-style-name="P16" draw:layer="layout" svg:width="1.244cm" svg:height="1.887cm" draw:transform="rotate (-3.14159265358979) translate (3.036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560;p28" draw:style-name="gr5" draw:text-style-name="P12" draw:layer="layout" svg:width="3.661cm" svg:height="0.683cm" svg:x="0.352cm" svg:y="8.911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28" draw:style-name="gr5" draw:text-style-name="P12" draw:layer="layout" svg:width="3.661cm" svg:height="0.683cm" svg:x="10.674cm" svg:y="11.117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2;p28" draw:style-name="gr9" draw:text-style-name="P16" draw:layer="layout" svg:width="1.244cm" svg:height="1.244cm" svg:x="4.369cm" svg:y="7.144cm">
          <draw:image xlink:href="Pictures/10000201000000F0000000F05F23E76F7895E795.png" xlink:type="simple" xlink:show="embed" xlink:actuate="onLoad">
            <text:p/>
          </draw:image>
        </draw:frame>
        <draw:frame draw:name="Google Shape;563;p28" draw:style-name="gr9" draw:text-style-name="P16" draw:layer="layout" svg:width="1.244cm" svg:height="1.241cm" svg:x="10.183cm" svg:y="4.857cm">
          <draw:image xlink:href="Pictures/10000201000001900000018FDE2DF6F5403CAC86.png" xlink:type="simple" xlink:show="embed" xlink:actuate="onLoad">
            <text:p/>
          </draw:image>
        </draw:frame>
        <draw:frame draw:name="Google Shape;564;p28" draw:style-name="gr9" draw:text-style-name="P16" draw:layer="layout" svg:width="1.244cm" svg:height="1.241cm" svg:x="19.358cm" svg:y="6.946cm">
          <draw:image xlink:href="Pictures/10000201000001900000018FBB44A6FC60CE038A.png" xlink:type="simple" xlink:show="embed" xlink:actuate="onLoad">
            <text:p/>
          </draw:image>
        </draw:frame>
        <draw:custom-shape draw:name="Google Shape;565;p28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28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28" draw:style-name="gr13" draw:text-style-name="P20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28" draw:style-name="gr15" draw:text-style-name="P21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9;p28" draw:style-name="gr9" draw:text-style-name="P16" draw:layer="layout" svg:width="0.945cm" svg:height="0.943cm" svg:x="-2.793cm" svg:y="8.911cm">
          <draw:image xlink:href="Pictures/10000201000001D0000001CFC36DCA18C925A338.png" xlink:type="simple" xlink:show="embed" xlink:actuate="onLoad">
            <text:p/>
          </draw:image>
        </draw:frame>
        <draw:custom-shape draw:name="Google Shape;570;p28" draw:style-name="gr5" draw:text-style-name="P12" draw:layer="layout" svg:width="1.244cm" svg:height="0.683cm" svg:x="-2.923cm" svg:y="9.042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1;p28" draw:style-name="gr9" draw:text-style-name="P16" draw:layer="layout" svg:width="1.297cm" svg:height="1.887cm" svg:x="10.885cm" svg:y="11.839cm">
          <draw:image xlink:href="Pictures/10000000000000DE00000143B58C35457858C3FE.jpg" xlink:type="simple" xlink:show="embed" xlink:actuate="onLoad">
            <text:p/>
          </draw:image>
        </draw:frame>
        <draw:frame draw:name="Google Shape;572;p28" draw:style-name="gr9" draw:text-style-name="P16" draw:layer="layout" svg:width="1.297cm" svg:height="1.887cm" svg:x="12.411cm" svg:y="11.839cm">
          <draw:image xlink:href="Pictures/10000000000000DE00000143AFD06AD0B337762A.jpg" xlink:type="simple" xlink:show="embed" xlink:actuate="onLoad">
            <text:p/>
          </draw:image>
        </draw:frame>
        <draw:custom-shape draw:name="Google Shape;573;p28" draw:style-name="gr14" draw:text-style-name="P12" draw:layer="layout" svg:width="4.127cm" svg:height="3.282cm" svg:x="0.153cm" svg:y="6.375cm"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4;p28" draw:style-name="gr9" draw:text-style-name="P16" draw:layer="layout" svg:width="0.945cm" svg:height="0.943cm" svg:x="-2.369cm" svg:y="9.335cm">
          <draw:image xlink:href="Pictures/10000201000001D0000001CFC36DCA18C925A338.png" xlink:type="simple" xlink:show="embed" xlink:actuate="onLoad">
            <text:p/>
          </draw:image>
        </draw:frame>
        <draw:custom-shape draw:name="Google Shape;575;p28" draw:style-name="gr5" draw:text-style-name="P12" draw:layer="layout" svg:width="1.244cm" svg:height="0.683cm" svg:x="-2.5cm" svg:y="9.46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6;p28" draw:style-name="gr9" draw:text-style-name="P16" draw:layer="layout" svg:width="0.945cm" svg:height="0.943cm" svg:x="-1.946cm" svg:y="9.758cm">
          <draw:image xlink:href="Pictures/10000201000001D0000001CFC36DCA18C925A338.png" xlink:type="simple" xlink:show="embed" xlink:actuate="onLoad">
            <text:p/>
          </draw:image>
        </draw:frame>
        <draw:custom-shape draw:name="Google Shape;577;p28" draw:style-name="gr5" draw:text-style-name="P12" draw:layer="layout" svg:width="1.244cm" svg:height="0.683cm" svg:x="-2.076cm" svg:y="9.888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8;p28" draw:style-name="gr9" draw:text-style-name="P16" draw:layer="layout" svg:width="0.945cm" svg:height="0.943cm" svg:x="17.697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579;p28" draw:style-name="gr5" draw:text-style-name="P12" draw:layer="layout" svg:width="1.244cm" svg:height="0.683cm" svg:x="17.567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0;p28" draw:style-name="gr9" draw:text-style-name="P16" draw:layer="layout" svg:width="0.945cm" svg:height="0.943cm" svg:x="17.485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581;p28" draw:style-name="gr5" draw:text-style-name="P12" draw:layer="layout" svg:width="1.244cm" svg:height="0.683cm" svg:x="17.355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2;p28" draw:style-name="gr9" draw:text-style-name="P16" draw:layer="layout" svg:width="0.945cm" svg:height="0.943cm" svg:x="17.274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583;p28" draw:style-name="gr5" draw:text-style-name="P12" draw:layer="layout" svg:width="1.244cm" svg:height="0.683cm" svg:x="17.143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4;p28" draw:style-name="gr9" draw:text-style-name="P16" draw:layer="layout" svg:width="0.945cm" svg:height="0.943cm" svg:x="17.062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585;p28" draw:style-name="gr5" draw:text-style-name="P12" draw:layer="layout" svg:width="1.244cm" svg:height="0.683cm" svg:x="16.932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6;p28" draw:style-name="gr9" draw:text-style-name="P16" draw:layer="layout" svg:width="0.945cm" svg:height="0.943cm" svg:x="16.85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587;p28" draw:style-name="gr5" draw:text-style-name="P12" draw:layer="layout" svg:width="1.244cm" svg:height="0.683cm" svg:x="16.72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8;p28" draw:style-name="gr9" draw:text-style-name="P16" draw:layer="layout" svg:width="0.945cm" svg:height="0.943cm" svg:x="16.639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589;p28" draw:style-name="gr5" draw:text-style-name="P12" draw:layer="layout" svg:width="1.244cm" svg:height="0.683cm" svg:x="16.508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0;p28" draw:style-name="gr9" draw:text-style-name="P16" draw:layer="layout" svg:width="0.945cm" svg:height="0.943cm" svg:x="17.062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591;p28" draw:style-name="gr5" draw:text-style-name="P12" draw:layer="layout" svg:width="1.244cm" svg:height="0.683cm" svg:x="16.932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2;p28" draw:style-name="gr9" draw:text-style-name="P16" draw:layer="layout" svg:width="1.244cm" svg:height="1.244cm" svg:x="17.076cm" svg:y="7.144cm">
          <draw:image xlink:href="Pictures/10000201000007D0000007D08D806DD5CCFF1534.png" xlink:type="simple" xlink:show="embed" xlink:actuate="onLoad">
            <text:p/>
          </draw:image>
        </draw:frame>
        <draw:custom-shape draw:name="Google Shape;593;p28" draw:style-name="gr5" draw:text-style-name="P12" draw:layer="layout" svg:width="1.244cm" svg:height="0.683cm" svg:x="17.173cm" svg:y="7.424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28" draw:style-name="gr5" draw:text-style-name="P12" draw:layer="layout" svg:width="3.661cm" svg:height="0.683cm" svg:x="16.389cm" svg:y="6.248cm">
          <text:p text:style-name="P7"><text:span text:style-name="T13">ポット １１</text:span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5;p28" draw:style-name="gr9" draw:text-style-name="P16" draw:layer="layout" svg:width="1.847cm" svg:height="2.688cm" svg:x="6.917cm" svg:y="6.714cm">
          <draw:image xlink:href="Pictures/10000000000000DE00000143AD9463861194D4BB.jpg" xlink:type="simple" xlink:show="embed" xlink:actuate="onLoad">
            <text:p/>
          </draw:image>
        </draw:frame>
        <draw:frame draw:name="Google Shape;596;p28" draw:style-name="gr9" draw:text-style-name="P16" draw:layer="layout" svg:width="1.847cm" svg:height="2.688cm" svg:x="11.124cm" svg:y="6.739cm">
          <draw:image xlink:href="Pictures/10000000000000DE0000014366EE07BA0A54E220.jpg" xlink:type="simple" xlink:show="embed" xlink:actuate="onLoad">
            <text:p/>
          </draw:image>
        </draw:frame>
        <draw:frame draw:name="Google Shape;597;p28" draw:style-name="gr9" draw:text-style-name="P16" draw:layer="layout" svg:width="1.847cm" svg:height="2.688cm" svg:x="8.986cm" svg:y="6.704cm">
          <draw:image xlink:href="Pictures/10000000000000DE00000143F11045D9C4D97083.jpg" xlink:type="simple" xlink:show="embed" xlink:actuate="onLoad">
            <text:p/>
          </draw:image>
        </draw:frame>
        <draw:frame draw:name="Google Shape;598;p28" draw:style-name="gr9" draw:text-style-name="P16" draw:layer="layout" svg:width="0.945cm" svg:height="0.943cm" svg:x="-1.548cm" svg:y="10.149cm">
          <draw:image xlink:href="Pictures/10000201000001D0000001CFC36DCA18C925A338.png" xlink:type="simple" xlink:show="embed" xlink:actuate="onLoad">
            <text:p/>
          </draw:image>
        </draw:frame>
        <draw:custom-shape draw:name="Google Shape;599;p28" draw:style-name="gr5" draw:text-style-name="P12" draw:layer="layout" svg:width="1.244cm" svg:height="0.683cm" svg:x="-1.678cm" svg:y="10.279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0;p28" draw:style-name="gr9" draw:text-style-name="P16" draw:layer="layout" svg:width="0.945cm" svg:height="0.943cm" svg:x="3.862cm" svg:y="7.935cm">
          <draw:image xlink:href="Pictures/10000201000001D0000001CFC36DCA18C925A338.png" xlink:type="simple" xlink:show="embed" xlink:actuate="onLoad">
            <text:p/>
          </draw:image>
        </draw:frame>
        <draw:custom-shape draw:name="Google Shape;601;p28" draw:style-name="gr5" draw:text-style-name="P12" draw:layer="layout" svg:width="1.244cm" svg:height="0.683cm" svg:x="3.732cm" svg:y="8.06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2;p28" draw:style-name="gr9" draw:text-style-name="P16" draw:layer="layout" svg:width="0.945cm" svg:height="0.943cm" svg:x="4.285cm" svg:y="8.358cm">
          <draw:image xlink:href="Pictures/10000201000001D0000001CFC36DCA18C925A338.png" xlink:type="simple" xlink:show="embed" xlink:actuate="onLoad">
            <text:p/>
          </draw:image>
        </draw:frame>
        <draw:custom-shape draw:name="Google Shape;603;p28" draw:style-name="gr5" draw:text-style-name="P12" draw:layer="layout" svg:width="1.244cm" svg:height="0.683cm" svg:x="4.155cm" svg:y="8.488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4;p28" draw:style-name="gr9" draw:text-style-name="P16" draw:layer="layout" svg:width="0.945cm" svg:height="0.943cm" svg:x="4.709cm" svg:y="8.781cm">
          <draw:image xlink:href="Pictures/10000201000001D0000001CFC36DCA18C925A338.png" xlink:type="simple" xlink:show="embed" xlink:actuate="onLoad">
            <text:p/>
          </draw:image>
        </draw:frame>
        <draw:custom-shape draw:name="Google Shape;605;p28" draw:style-name="gr5" draw:text-style-name="P12" draw:layer="layout" svg:width="1.244cm" svg:height="0.683cm" svg:x="4.578cm" svg:y="8.911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6;p28" draw:style-name="gr9" draw:text-style-name="P16" draw:layer="layout" svg:width="0.945cm" svg:height="0.943cm" svg:x="5.107cm" svg:y="9.172cm">
          <draw:image xlink:href="Pictures/10000201000001D0000001CFC36DCA18C925A338.png" xlink:type="simple" xlink:show="embed" xlink:actuate="onLoad">
            <text:p/>
          </draw:image>
        </draw:frame>
        <draw:custom-shape draw:name="Google Shape;607;p28" draw:style-name="gr5" draw:text-style-name="P12" draw:layer="layout" svg:width="1.244cm" svg:height="0.683cm" svg:x="4.977cm" svg:y="9.302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1;g33cf9f621a_0_586:notes" draw:style-name="gr1" draw:layer="layout" svg:width="16.932cm" svg:height="9.524cm" svg:x="1.059cm" svg:y="1.905cm" draw:page-number="16" presentation:class="page"/>
          <draw:frame draw:name="Google Shape;552;g33cf9f621a_0_58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612;p29" presentation:style-name="pr6" draw:text-style-name="P8" draw:layer="layout" svg:width="23.667cm" svg:height="1.59cm" svg:x="0.866cm" svg:y="0.39cm" presentation:class="title" presentation:user-transformed="true">
          <draw:text-box>
            <text:p text:style-name="P7"><text:span text:style-name="T4">C</text:span><text:span text:style-name="T4">さんの視点</text:span><text:span text:style-name="T4"><text:line-break/></text:span><text:span text:style-name="T17">①</text:span><text:span text:style-name="T17">C</text:span><text:span text:style-name="T17">コール　　　　　　　④</text:span><text:span text:style-name="T17">C</text:span><text:span text:style-name="T17">チェック</text:span><text:span text:style-name="T17"><text:line-break/></text:span><text:span text:style-name="T17">②あなたレイズ</text:span><text:span text:style-name="T17">(</text:span><text:span text:style-name="T17">３</text:span><text:span text:style-name="T17">BET)</text:span><text:span text:style-name="T17">　 <text:s text:c="3"/>⑤あなたレイズ</text:span><text:span text:style-name="T17">(400)</text:span><text:span text:style-name="T17"><text:line-break/></text:span><text:span text:style-name="T17">③C</text:span><text:span text:style-name="T17">コール <text:s text:c="25"/>⑥</text:span><text:span text:style-name="T17">C</text:span><text:span text:style-name="T17">フォールド</text:span></text:p>
          </draw:text-box>
        </draw:frame>
        <draw:custom-shape draw:name="Google Shape;613;p29" draw:style-name="gr11" draw:text-style-name="P12" draw:layer="layout" svg:width="23.667cm" svg:height="9.489cm" svg:x="0.67cm" svg:y="3.02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4;p29" draw:style-name="gr2" draw:text-style-name="P10" draw:layer="layout" svg:width="19.006cm" svg:height="7.012cm" svg:x="3.197cm" svg:y="4.577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5;p29" draw:style-name="gr3" draw:text-style-name="P10" draw:layer="layout" svg:width="17.99cm" svg:height="6.062cm" svg:x="3.703cm" svg:y="5.134cm">
          <text:p text:style-name="P7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16;p29" draw:style-name="gr9" draw:text-style-name="P16" draw:layer="layout" svg:width="1.244cm" svg:height="1.887cm" draw:transform="rotate (-3.14159265358979) translate (1.597cm 8.71cm)">
          <draw:image xlink:href="Pictures/100002010000009D000000EEA63EAFB1A4FF1F0E.png" xlink:type="simple" xlink:show="embed" xlink:actuate="onLoad">
            <text:p/>
          </draw:image>
        </draw:frame>
        <draw:frame draw:name="Google Shape;617;p29" draw:style-name="gr9" draw:text-style-name="P16" draw:layer="layout" svg:width="1.244cm" svg:height="1.887cm" draw:transform="rotate (-3.14159265358979) translate (3.036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618;p29" draw:style-name="gr5" draw:text-style-name="P12" draw:layer="layout" svg:width="3.661cm" svg:height="0.683cm" svg:x="0.352cm" svg:y="8.911cm">
          <text:p text:style-name="P7"><text:span text:style-name="T13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p29" draw:style-name="gr5" draw:text-style-name="P12" draw:layer="layout" svg:width="3.661cm" svg:height="0.683cm" svg:x="10.674cm" svg:y="11.117cm">
          <text:p text:style-name="P7"><text:span text:style-name="T13">C</text:span><text:span text:style-name="T13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0;p29" draw:style-name="gr9" draw:text-style-name="P16" draw:layer="layout" svg:width="1.244cm" svg:height="1.244cm" svg:x="4.369cm" svg:y="7.144cm">
          <draw:image xlink:href="Pictures/10000201000000F0000000F05F23E76F7895E795.png" xlink:type="simple" xlink:show="embed" xlink:actuate="onLoad">
            <text:p/>
          </draw:image>
        </draw:frame>
        <draw:frame draw:name="Google Shape;621;p29" draw:style-name="gr9" draw:text-style-name="P16" draw:layer="layout" svg:width="1.244cm" svg:height="1.241cm" svg:x="10.183cm" svg:y="4.857cm">
          <draw:image xlink:href="Pictures/10000201000001900000018FDE2DF6F5403CAC86.png" xlink:type="simple" xlink:show="embed" xlink:actuate="onLoad">
            <text:p/>
          </draw:image>
        </draw:frame>
        <draw:frame draw:name="Google Shape;622;p29" draw:style-name="gr9" draw:text-style-name="P16" draw:layer="layout" svg:width="1.244cm" svg:height="1.241cm" svg:x="19.358cm" svg:y="6.946cm">
          <draw:image xlink:href="Pictures/10000201000001900000018FBB44A6FC60CE038A.png" xlink:type="simple" xlink:show="embed" xlink:actuate="onLoad">
            <text:p/>
          </draw:image>
        </draw:frame>
        <draw:custom-shape draw:name="Google Shape;623;p29" draw:style-name="gr12" draw:text-style-name="P19" draw:layer="layout" svg:width="2.898cm" svg:height="0.683cm" svg:x="22.2cm" svg:y="0.216cm">
          <text:p text:style-name="P1"><text:span text:style-name="T15">リバ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4;p29" draw:style-name="gr12" draw:text-style-name="P19" draw:layer="layout" svg:width="2.898cm" svg:height="0.683cm" svg:x="19.122cm" svg:y="0.216cm">
          <text:p text:style-name="P1"><text:span text:style-name="T15">ター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5;p29" draw:style-name="gr13" draw:text-style-name="P20" draw:layer="layout" svg:width="2.898cm" svg:height="0.683cm" svg:x="16.043cm" svg:y="0.216cm">
          <text:p text:style-name="P1"><text:span text:style-name="T15">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6;p29" draw:style-name="gr15" draw:text-style-name="P21" draw:layer="layout" svg:width="3.135cm" svg:height="0.683cm" svg:x="12.729cm" svg:y="0.216cm">
          <text:p text:style-name="P1"><text:span text:style-name="T15">プリフロ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7;p29" draw:style-name="gr9" draw:text-style-name="P16" draw:layer="layout" svg:width="0.945cm" svg:height="0.943cm" svg:x="-2.793cm" svg:y="8.911cm">
          <draw:image xlink:href="Pictures/10000201000001D0000001CFC36DCA18C925A338.png" xlink:type="simple" xlink:show="embed" xlink:actuate="onLoad">
            <text:p/>
          </draw:image>
        </draw:frame>
        <draw:custom-shape draw:name="Google Shape;628;p29" draw:style-name="gr5" draw:text-style-name="P12" draw:layer="layout" svg:width="1.244cm" svg:height="0.683cm" svg:x="-2.923cm" svg:y="9.042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9;p29" draw:style-name="gr9" draw:text-style-name="P16" draw:layer="layout" svg:width="0.945cm" svg:height="0.943cm" svg:x="-2.369cm" svg:y="9.335cm">
          <draw:image xlink:href="Pictures/10000201000001D0000001CFC36DCA18C925A338.png" xlink:type="simple" xlink:show="embed" xlink:actuate="onLoad">
            <text:p/>
          </draw:image>
        </draw:frame>
        <draw:custom-shape draw:name="Google Shape;630;p29" draw:style-name="gr5" draw:text-style-name="P12" draw:layer="layout" svg:width="1.244cm" svg:height="0.683cm" svg:x="-2.5cm" svg:y="9.46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1;p29" draw:style-name="gr9" draw:text-style-name="P16" draw:layer="layout" svg:width="0.945cm" svg:height="0.943cm" svg:x="-1.946cm" svg:y="9.758cm">
          <draw:image xlink:href="Pictures/10000201000001D0000001CFC36DCA18C925A338.png" xlink:type="simple" xlink:show="embed" xlink:actuate="onLoad">
            <text:p/>
          </draw:image>
        </draw:frame>
        <draw:custom-shape draw:name="Google Shape;632;p29" draw:style-name="gr5" draw:text-style-name="P12" draw:layer="layout" svg:width="1.244cm" svg:height="0.683cm" svg:x="-2.076cm" svg:y="9.888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3;p29" draw:style-name="gr9" draw:text-style-name="P16" draw:layer="layout" svg:width="0.945cm" svg:height="0.943cm" svg:x="17.697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634;p29" draw:style-name="gr5" draw:text-style-name="P12" draw:layer="layout" svg:width="1.244cm" svg:height="0.683cm" svg:x="17.567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5;p29" draw:style-name="gr9" draw:text-style-name="P16" draw:layer="layout" svg:width="0.945cm" svg:height="0.943cm" svg:x="17.485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636;p29" draw:style-name="gr5" draw:text-style-name="P12" draw:layer="layout" svg:width="1.244cm" svg:height="0.683cm" svg:x="17.355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7;p29" draw:style-name="gr9" draw:text-style-name="P16" draw:layer="layout" svg:width="0.945cm" svg:height="0.943cm" svg:x="17.274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638;p29" draw:style-name="gr5" draw:text-style-name="P12" draw:layer="layout" svg:width="1.244cm" svg:height="0.683cm" svg:x="17.143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9;p29" draw:style-name="gr9" draw:text-style-name="P16" draw:layer="layout" svg:width="0.945cm" svg:height="0.943cm" svg:x="17.062cm" svg:y="7.12cm">
          <draw:image xlink:href="Pictures/10000201000001D0000001CFC36DCA18C925A338.png" xlink:type="simple" xlink:show="embed" xlink:actuate="onLoad">
            <text:p/>
          </draw:image>
        </draw:frame>
        <draw:custom-shape draw:name="Google Shape;640;p29" draw:style-name="gr5" draw:text-style-name="P12" draw:layer="layout" svg:width="1.244cm" svg:height="0.683cm" svg:x="16.932cm" svg:y="7.2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1;p29" draw:style-name="gr9" draw:text-style-name="P16" draw:layer="layout" svg:width="0.945cm" svg:height="0.943cm" svg:x="16.85cm" svg:y="7.544cm">
          <draw:image xlink:href="Pictures/10000201000001D0000001CFC36DCA18C925A338.png" xlink:type="simple" xlink:show="embed" xlink:actuate="onLoad">
            <text:p/>
          </draw:image>
        </draw:frame>
        <draw:custom-shape draw:name="Google Shape;642;p29" draw:style-name="gr5" draw:text-style-name="P12" draw:layer="layout" svg:width="1.244cm" svg:height="0.683cm" svg:x="16.72cm" svg:y="7.674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3;p29" draw:style-name="gr9" draw:text-style-name="P16" draw:layer="layout" svg:width="0.945cm" svg:height="0.943cm" svg:x="16.639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644;p29" draw:style-name="gr5" draw:text-style-name="P12" draw:layer="layout" svg:width="1.244cm" svg:height="0.683cm" svg:x="16.508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5;p29" draw:style-name="gr9" draw:text-style-name="P16" draw:layer="layout" svg:width="0.945cm" svg:height="0.943cm" svg:x="17.062cm" svg:y="7.967cm">
          <draw:image xlink:href="Pictures/10000201000001D0000001CFC36DCA18C925A338.png" xlink:type="simple" xlink:show="embed" xlink:actuate="onLoad">
            <text:p/>
          </draw:image>
        </draw:frame>
        <draw:custom-shape draw:name="Google Shape;646;p29" draw:style-name="gr5" draw:text-style-name="P12" draw:layer="layout" svg:width="1.244cm" svg:height="0.683cm" svg:x="16.932cm" svg:y="8.097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7;p29" draw:style-name="gr9" draw:text-style-name="P16" draw:layer="layout" svg:width="1.244cm" svg:height="1.244cm" svg:x="17.076cm" svg:y="7.144cm">
          <draw:image xlink:href="Pictures/10000201000007D0000007D08D806DD5CCFF1534.png" xlink:type="simple" xlink:show="embed" xlink:actuate="onLoad">
            <text:p/>
          </draw:image>
        </draw:frame>
        <draw:custom-shape draw:name="Google Shape;648;p29" draw:style-name="gr5" draw:text-style-name="P12" draw:layer="layout" svg:width="1.244cm" svg:height="0.683cm" svg:x="17.173cm" svg:y="7.424cm">
          <text:p text:style-name="P7"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29" draw:style-name="gr5" draw:text-style-name="P12" draw:layer="layout" svg:width="3.661cm" svg:height="0.683cm" svg:x="16.389cm" svg:y="6.248cm">
          <text:p text:style-name="P7"><text:span text:style-name="T13">ポット １１</text:span><text:span text:style-name="T13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0;p29" draw:style-name="gr9" draw:text-style-name="P16" draw:layer="layout" svg:width="1.847cm" svg:height="2.688cm" svg:x="6.917cm" svg:y="6.714cm">
          <draw:image xlink:href="Pictures/10000000000000DE00000143AD9463861194D4BB.jpg" xlink:type="simple" xlink:show="embed" xlink:actuate="onLoad">
            <text:p/>
          </draw:image>
        </draw:frame>
        <draw:frame draw:name="Google Shape;651;p29" draw:style-name="gr9" draw:text-style-name="P16" draw:layer="layout" svg:width="1.847cm" svg:height="2.688cm" svg:x="11.124cm" svg:y="6.739cm">
          <draw:image xlink:href="Pictures/10000000000000DE0000014366EE07BA0A54E220.jpg" xlink:type="simple" xlink:show="embed" xlink:actuate="onLoad">
            <text:p/>
          </draw:image>
        </draw:frame>
        <draw:frame draw:name="Google Shape;652;p29" draw:style-name="gr9" draw:text-style-name="P16" draw:layer="layout" svg:width="1.847cm" svg:height="2.688cm" svg:x="8.986cm" svg:y="6.704cm">
          <draw:image xlink:href="Pictures/10000000000000DE00000143F11045D9C4D97083.jpg" xlink:type="simple" xlink:show="embed" xlink:actuate="onLoad">
            <text:p/>
          </draw:image>
        </draw:frame>
        <draw:frame draw:name="Google Shape;653;p29" draw:style-name="gr9" draw:text-style-name="P16" draw:layer="layout" svg:width="0.945cm" svg:height="0.943cm" svg:x="-1.548cm" svg:y="10.149cm">
          <draw:image xlink:href="Pictures/10000201000001D0000001CFC36DCA18C925A338.png" xlink:type="simple" xlink:show="embed" xlink:actuate="onLoad">
            <text:p/>
          </draw:image>
        </draw:frame>
        <draw:custom-shape draw:name="Google Shape;654;p29" draw:style-name="gr5" draw:text-style-name="P12" draw:layer="layout" svg:width="1.244cm" svg:height="0.683cm" svg:x="-1.678cm" svg:y="10.279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5;p29" draw:style-name="gr9" draw:text-style-name="P16" draw:layer="layout" svg:width="0.945cm" svg:height="0.943cm" svg:x="3.862cm" svg:y="7.935cm">
          <draw:image xlink:href="Pictures/10000201000001D0000001CFC36DCA18C925A338.png" xlink:type="simple" xlink:show="embed" xlink:actuate="onLoad">
            <text:p/>
          </draw:image>
        </draw:frame>
        <draw:custom-shape draw:name="Google Shape;656;p29" draw:style-name="gr5" draw:text-style-name="P12" draw:layer="layout" svg:width="1.244cm" svg:height="0.683cm" svg:x="3.732cm" svg:y="8.065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7;p29" draw:style-name="gr9" draw:text-style-name="P16" draw:layer="layout" svg:width="0.945cm" svg:height="0.943cm" svg:x="4.285cm" svg:y="8.358cm">
          <draw:image xlink:href="Pictures/10000201000001D0000001CFC36DCA18C925A338.png" xlink:type="simple" xlink:show="embed" xlink:actuate="onLoad">
            <text:p/>
          </draw:image>
        </draw:frame>
        <draw:custom-shape draw:name="Google Shape;658;p29" draw:style-name="gr5" draw:text-style-name="P12" draw:layer="layout" svg:width="1.244cm" svg:height="0.683cm" svg:x="4.155cm" svg:y="8.488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9;p29" draw:style-name="gr9" draw:text-style-name="P16" draw:layer="layout" svg:width="0.945cm" svg:height="0.943cm" svg:x="4.709cm" svg:y="8.781cm">
          <draw:image xlink:href="Pictures/10000201000001D0000001CFC36DCA18C925A338.png" xlink:type="simple" xlink:show="embed" xlink:actuate="onLoad">
            <text:p/>
          </draw:image>
        </draw:frame>
        <draw:custom-shape draw:name="Google Shape;660;p29" draw:style-name="gr5" draw:text-style-name="P12" draw:layer="layout" svg:width="1.244cm" svg:height="0.683cm" svg:x="4.578cm" svg:y="8.911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1;p29" draw:style-name="gr9" draw:text-style-name="P16" draw:layer="layout" svg:width="0.945cm" svg:height="0.943cm" svg:x="5.107cm" svg:y="9.172cm">
          <draw:image xlink:href="Pictures/10000201000001D0000001CFC36DCA18C925A338.png" xlink:type="simple" xlink:show="embed" xlink:actuate="onLoad">
            <text:p/>
          </draw:image>
        </draw:frame>
        <draw:custom-shape draw:name="Google Shape;662;p29" draw:style-name="gr5" draw:text-style-name="P12" draw:layer="layout" svg:width="1.244cm" svg:height="0.683cm" svg:x="4.977cm" svg:y="9.302cm">
          <text:p text:style-name="P7"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9;g33cf9f621a_0_643:notes" draw:style-name="gr1" draw:layer="layout" svg:width="16.932cm" svg:height="9.524cm" svg:x="1.059cm" svg:y="1.905cm" draw:page-number="17" presentation:class="page"/>
          <draw:frame draw:name="Google Shape;610;g33cf9f621a_0_64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まとめ" draw:style-name="dp1" draw:master-page-name="TITLE_5f_AND_5f_BODY" presentation:presentation-page-layout-name="AL2T1">
        <draw:frame draw:name="Google Shape;667;p30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まとめ</text:span></text:p>
          </draw:text-box>
        </draw:frame>
        <draw:frame draw:name="Google Shape;668;p30" presentation:style-name="pr9" draw:text-style-name="P6" draw:layer="layout" svg:width="23.667cm" svg:height="9.489cm" svg:x="0.866cm" svg:y="3.201cm" presentation:class="outline" presentation:user-transformed="true">
          <draw:text-box>
            <text:p text:style-name="P17"><text:span text:style-name="T12">・ポジションの名前</text:span></text:p>
            <text:p text:style-name="P22"><text:span text:style-name="T12">・ポジションの優劣</text:span></text:p>
            <text:p text:style-name="P18"><text:span text:style-name="T12">・</text:span><text:span text:style-name="T12">BTN</text:span><text:span text:style-name="T12">ではブラフも有効</text:span></text:p>
          </draw:text-box>
        </draw:frame>
        <presentation:notes draw:style-name="dp2">
          <draw:page-thumbnail draw:name="Google Shape;664;g33cf9f621a_0_700:notes" draw:style-name="gr1" draw:layer="layout" svg:width="16.932cm" svg:height="9.524cm" svg:x="1.059cm" svg:y="1.905cm" draw:page-number="18" presentation:class="page"/>
          <draw:frame draw:name="Google Shape;665;g33cf9f621a_0_70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11"/>
    <meta:generator>LibreOfficeDev/6.0.5.2$Linux_X86_64 LibreOffice_project/</meta:generator>
  </office:meta>
</office:document-meta>
</file>